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Adobe Caslon Pro Bold" svg:font-family="'Adobe Caslon Pro Bold'" style:font-adornments="Oblique"/>
    <style:font-face style:name="Bahnschrift SemiLight" svg:font-family="'Bahnschrift SemiLight'" style:font-adornments="Oblique"/>
    <style:font-face style:name="Bitstream Vera Sans" svg:font-family="'Bitstream Vera Sans'"/>
    <style:font-face style:name="OpenSymbol" svg:font-family="OpenSymbol"/>
    <style:font-face style:name="Tahoma" svg:font-family="Tahoma"/>
    <style:font-face style:name="Arial" svg:font-family="Arial" style:font-adornments="Oblique" style:font-family-generic="swiss"/>
    <style:font-face style:name="Calibri" svg:font-family="Calibri" style:font-adornments="Oblique" style:font-family-generic="swiss"/>
    <style:font-face style:name="Verdana" svg:font-family="Verdana" style:font-family-generic="swiss"/>
    <style:font-face style:name="Verdana2" svg:font-family="Verdana" style:font-adornments="Oblique" style:font-family-generic="swiss"/>
    <style:font-face style:name="Verdana1" svg:font-family="Verdana"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6"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2.893cm" style:rel-column-width="20716*"/>
    </style:style>
    <style:style style:name="Tableau1.B" style:family="table-column">
      <style:table-column-properties style:column-width="1.683cm" style:rel-column-width="12050*"/>
    </style:style>
    <style:style style:name="Tableau1.C" style:family="table-column">
      <style:table-column-properties style:column-width="1.722cm" style:rel-column-width="12328*"/>
    </style:style>
    <style:style style:name="Tableau1.D" style:family="table-column">
      <style:table-column-properties style:column-width="2.854cm" style:rel-column-width="20441*"/>
    </style:style>
    <style:style style:name="Tableau1.A1" style:family="table-cell">
      <style:table-cell-properties style:vertical-align="middle" fo:padding="0.097cm" fo:border="none"/>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Footer">
      <style:text-properties officeooo:rsid="00178920" officeooo:paragraph-rsid="00178920"/>
    </style:style>
    <style:style style:name="P12" style:family="paragraph" style:parent-style-name="Footer">
      <style:text-properties officeooo:paragraph-rsid="0030a4cf"/>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Header">
      <style:text-properties fo:font-size="3pt" style:font-size-asian="4pt" style:font-size-complex="4pt"/>
    </style:style>
    <style:style style:name="P16" style:family="paragraph" style:parent-style-name="Standard">
      <style:text-properties fo:font-size="2pt" style:font-size-asian="2pt" style:font-size-complex="2pt"/>
    </style:style>
    <style:style style:name="P17" style:family="paragraph" style:parent-style-name="Standard">
      <style:text-properties fo:font-size="6pt" style:font-size-asian="6pt" style:font-size-complex="6pt"/>
    </style:style>
    <style:style style:name="P18"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P19"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P20"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paragraph-rsid="00570894"/>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_5f_Paragraphe_20_livret_20_" style:master-page-name="">
      <loext:graphic-properties draw:fill="none"/>
      <style:paragraph-properties fo:margin-left="0cm" fo:margin-right="0cm" fo:margin-top="0cm" fo:margin-bottom="0cm" loext:contextual-spacing="false" style:line-height-at-least="0.706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be2031"/>
    </style:style>
    <style:style style:name="P25" style:family="paragraph" style:parent-style-name="_5f_Paragraphe_20_livret_20_">
      <loext:graphic-properties draw:fill="none"/>
      <style:paragraph-properties fo:margin-left="0cm" fo:margin-right="0cm" fo:margin-top="0cm" fo:margin-bottom="0cm" loext:contextual-spacing="false" style:line-height-at-least="0.706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bfc4c2"/>
    </style:style>
    <style:style style:name="P26" style:family="paragraph" style:parent-style-name="Standard" style:master-page-name="">
      <style:paragraph-properties fo:margin-top="0cm" fo:margin-bottom="0cm" loext:contextual-spacing="false" style:page-number="auto" fo:break-before="auto" fo:break-after="auto"/>
      <style:text-properties style:font-name="Bitstream Vera Sans6" fo:font-size="10pt" officeooo:paragraph-rsid="00290c92" style:font-size-asian="10pt" style:font-size-complex="10pt"/>
    </style:style>
    <style:style style:name="P27" style:family="paragraph" style:parent-style-name="Table_20_Contents">
      <style:paragraph-properties fo:text-align="justify" style:justify-single-word="false"/>
      <style:text-properties officeooo:rsid="00a86455" officeooo:paragraph-rsid="00a86455" style:font-size-asian="10.5pt"/>
    </style:style>
    <style:style style:name="P28" style:family="paragraph" style:parent-style-name="Table_20_Contents">
      <style:paragraph-properties fo:text-align="justify" style:justify-single-word="false"/>
      <style:text-properties officeooo:rsid="00a9aa56" officeooo:paragraph-rsid="00a9aa56" style:font-size-asian="10.5pt"/>
    </style:style>
    <style:style style:name="P29" style:family="paragraph" style:parent-style-name="Table_20_Contents">
      <style:paragraph-properties fo:text-align="center" style:justify-single-word="false"/>
      <style:text-properties style:font-name="Verdana1" officeooo:rsid="00a86455" officeooo:paragraph-rsid="00a86455" style:font-name-asian="Verdana1" style:font-size-asian="10.5pt" style:font-name-complex="Verdana1"/>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officeooo:paragraph-rsid="00a86455"/>
    </style:style>
    <style:style style:name="P32" style:family="paragraph" style:parent-style-name="Standard">
      <style:paragraph-properties fo:margin-top="0.101cm" fo:margin-bottom="0cm" loext:contextual-spacing="false" fo:text-align="justify" style:justify-single-word="false"/>
      <style:text-properties officeooo:paragraph-rsid="0032743c"/>
    </style:style>
    <style:style style:name="P33" style:family="paragraph" style:parent-style-name="Exo_5f_Num">
      <style:text-properties officeooo:paragraph-rsid="00a9aa56"/>
    </style:style>
    <style:style style:name="P34" style:family="paragraph" style:parent-style-name="Exo_5f_Num" style:master-page-name="_5f_Fiche_20_éditeur_20_série_20_2_20_une_20_colonne_20_impaire_20__28_G_29_">
      <style:paragraph-properties style:page-number="81" fo:break-before="auto" fo:break-after="auto"/>
      <style:text-properties officeooo:paragraph-rsid="00951988"/>
    </style:style>
    <style:style style:name="P35" style:family="paragraph" style:parent-style-name="Exo_5f_Num" style:list-style-name="Num_5f_Exo">
      <style:paragraph-properties fo:margin-top="0.4cm" fo:margin-bottom="0.101cm" loext:contextual-spacing="false"/>
      <style:text-properties officeooo:paragraph-rsid="00a195ee"/>
    </style:style>
    <style:style style:name="P36" style:family="paragraph" style:parent-style-name="Exo_5f_Num" style:list-style-name="Num_5f_Exo">
      <style:paragraph-properties fo:margin-top="0.4cm" fo:margin-bottom="0.101cm" loext:contextual-spacing="false"/>
      <style:text-properties officeooo:paragraph-rsid="00bd804b"/>
    </style:style>
    <style:style style:name="P37" style:family="paragraph" style:parent-style-name="Exo_5f_Num" style:list-style-name="Num_5f_Exo">
      <style:paragraph-properties fo:margin-top="0.4cm" fo:margin-bottom="0.101cm" loext:contextual-spacing="false"/>
      <style:text-properties officeooo:paragraph-rsid="00ad541f"/>
    </style:style>
    <style:style style:name="P38" style:family="paragraph" style:parent-style-name="Exo_5f_Num" style:list-style-name="Num_5f_Exo">
      <style:paragraph-properties fo:margin-top="0cm" fo:margin-bottom="0.101cm" loext:contextual-spacing="false"/>
      <style:text-properties officeooo:paragraph-rsid="00a195ee"/>
    </style:style>
    <style:style style:name="P39" style:family="paragraph" style:parent-style-name="Exo_5f_Num" style:list-style-name="Num_5f_Exo">
      <style:paragraph-properties fo:margin-top="0.499cm" fo:margin-bottom="0.101cm" loext:contextual-spacing="false"/>
      <style:text-properties officeooo:paragraph-rsid="00bd804b"/>
    </style:style>
    <style:style style:name="P40" style:family="paragraph" style:parent-style-name="Exo_5f_Num">
      <style:paragraph-properties fo:margin-top="0.499cm" fo:margin-bottom="0.101cm" loext:contextual-spacing="false"/>
      <style:text-properties officeooo:paragraph-rsid="00a9aa56"/>
    </style:style>
    <style:style style:name="P41" style:family="paragraph" style:parent-style-name="Exo_5f_Num">
      <style:paragraph-properties fo:margin-top="0.499cm" fo:margin-bottom="0cm" loext:contextual-spacing="false"/>
      <style:text-properties officeooo:paragraph-rsid="00912ff4"/>
    </style:style>
    <style:style style:name="P42" style:family="paragraph" style:parent-style-name="Exo_5f_Num" style:list-style-name="liste_5f_abc">
      <loext:graphic-properties draw:fill="none"/>
      <style:paragraph-properties fo:margin-top="0cm" fo:margin-bottom="0cm" loext:contextual-spacing="false" style:line-height-at-least="0.706cm" fo:text-align="justify" style:justify-single-word="false" fo:background-color="transparent">
        <style:tab-stops>
          <style:tab-stop style:position="9.2cm" style:type="right" style:leader-style="dotted" style:leader-text="."/>
        </style:tab-stops>
      </style:paragraph-properties>
      <style:text-properties officeooo:paragraph-rsid="00a195ee"/>
    </style:style>
    <style:style style:name="P43" style:family="paragraph" style:parent-style-name="Exo_5f_Num">
      <style:paragraph-properties fo:margin-top="0cm" fo:margin-bottom="0cm" loext:contextual-spacing="false"/>
      <style:text-properties officeooo:paragraph-rsid="009ddcbc"/>
    </style:style>
    <style:style style:name="P44" style:family="paragraph" style:parent-style-name="Exo_5f_Num">
      <style:paragraph-properties fo:margin-top="0.101cm" fo:margin-bottom="0.4cm" loext:contextual-spacing="false"/>
      <style:text-properties officeooo:paragraph-rsid="00a4097e"/>
    </style:style>
    <style:style style:name="P45" style:family="paragraph" style:parent-style-name="Exo_5f_Num" style:list-style-name="Num_5f_Exo">
      <style:paragraph-properties fo:margin-top="0.6cm" fo:margin-bottom="0.101cm" loext:contextual-spacing="false"/>
      <style:text-properties officeooo:paragraph-rsid="00ab3b1d"/>
    </style:style>
    <style:style style:name="P46" style:family="paragraph" style:parent-style-name="Exo_5f_Num" style:list-style-name="Num_5f_Exo">
      <style:paragraph-properties fo:margin-top="0.6cm" fo:margin-bottom="0.101cm" loext:contextual-spacing="false"/>
      <style:text-properties officeooo:paragraph-rsid="00a4ed39"/>
    </style:style>
    <style:style style:name="P47" style:family="paragraph" style:parent-style-name="Exo_5f_Num" style:list-style-name="L1" style:master-page-name="">
      <loext:graphic-properties draw:fill="none"/>
      <style:paragraph-properties fo:margin-left="0cm" fo:margin-right="0cm" fo:margin-top="0cm" fo:margin-bottom="0cm" loext:contextual-spacing="false" style:line-height-at-least="0.7cm" fo:text-align="justify" style:justify-single-word="false" fo:text-indent="0cm" style:auto-text-indent="false" style:page-number="auto" fo:background-color="transparent" fo:keep-with-next="auto">
        <style:tab-stops/>
      </style:paragraph-properties>
      <style:text-properties officeooo:rsid="00999acb" officeooo:paragraph-rsid="00a86455"/>
    </style:style>
    <style:style style:name="P48" style:family="paragraph" style:parent-style-name="Exo_5f_Num" style:list-style-name="L3" style:master-page-name="">
      <loext:graphic-properties draw:fill="none"/>
      <style:paragraph-properties fo:margin-left="0cm" fo:margin-right="0cm" fo:margin-top="0.101cm" fo:margin-bottom="0.101cm" loext:contextual-spacing="false" fo:line-height="100%" fo:text-align="start" style:justify-single-word="false" fo:text-indent="0cm" style:auto-text-indent="false" style:page-number="auto" fo:background-color="transparent" fo:keep-with-next="auto">
        <style:tab-stops/>
      </style:paragraph-properties>
      <style:text-properties officeooo:paragraph-rsid="00a4ed39"/>
    </style:style>
    <style:style style:name="P49" style:family="paragraph" style:parent-style-name="Exo_5f_Num" style:list-style-name="L5" style:master-page-name="">
      <loext:graphic-properties draw:fill="none"/>
      <style:paragraph-properties fo:margin-left="0cm" fo:margin-right="0cm" fo:margin-top="0.101cm" fo:margin-bottom="0.101cm" loext:contextual-spacing="false" style:line-height-at-least="0.7cm" fo:text-align="justify" style:justify-single-word="false" fo:text-indent="0cm" style:auto-text-indent="false" style:page-number="auto" fo:background-color="transparent" fo:keep-with-next="auto">
        <style:tab-stops>
          <style:tab-stop style:position="9.2cm" style:type="right" style:leader-style="dotted" style:leader-text="."/>
        </style:tab-stops>
      </style:paragraph-properties>
      <style:text-properties officeooo:paragraph-rsid="00be2031"/>
    </style:style>
    <style:style style:name="P50" style:family="paragraph" style:parent-style-name="Exo_5f_Num" style:list-style-name="">
      <loext:graphic-properties draw:fill="none"/>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paragraph-rsid="00a4ed39"/>
    </style:style>
    <style:style style:name="P51" style:family="paragraph" style:parent-style-name="Exo_5f_Num" style:list-style-name="L3">
      <loext:graphic-properties draw:fill="none"/>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paragraph-rsid="00a4ed39"/>
    </style:style>
    <style:style style:name="P52" style:family="paragraph" style:parent-style-name="Exo_5f_Num" style:list-style-name="L5">
      <loext:graphic-properties draw:fill="none"/>
      <style:paragraph-properties fo:margin-left="0cm" fo:margin-right="0cm" fo:margin-top="0.101cm" fo:margin-bottom="0.101cm" loext:contextual-spacing="false" style:line-height-at-least="0.7cm" fo:text-align="justify" style:justify-single-word="false" fo:text-indent="0cm" style:auto-text-indent="false" fo:background-color="transparent">
        <style:tab-stops>
          <style:tab-stop style:position="9.2cm" style:type="right" style:leader-style="dotted" style:leader-text="."/>
        </style:tab-stops>
      </style:paragraph-properties>
      <style:text-properties officeooo:paragraph-rsid="00be2031"/>
    </style:style>
    <style:style style:name="P53" style:family="paragraph" style:parent-style-name="Exo_5f_Num" style:list-style-name="Num_5f_Exo">
      <style:paragraph-properties fo:margin-top="0.101cm" fo:margin-bottom="0.101cm" loext:contextual-spacing="false"/>
      <style:text-properties officeooo:paragraph-rsid="00b08fa8"/>
    </style:style>
    <style:style style:name="P54" style:family="paragraph" style:parent-style-name="Exo_5f_Num" style:list-style-name="Num_5f_Exo">
      <style:paragraph-properties fo:margin-top="0.9cm" fo:margin-bottom="0.101cm" loext:contextual-spacing="false"/>
      <style:text-properties officeooo:paragraph-rsid="00bd804b"/>
    </style:style>
    <style:style style:name="P55" style:family="paragraph" style:parent-style-name="Exo_5f_Num" style:list-style-name="Num_5f_Exo">
      <style:paragraph-properties fo:margin-top="0.741cm" fo:margin-bottom="0.101cm" loext:contextual-spacing="false"/>
      <style:text-properties officeooo:paragraph-rsid="00ad541f"/>
    </style:style>
    <style:style style:name="P56" style:family="paragraph" style:parent-style-name="Exo_5f_Num" style:list-style-name="Num_5f_Exo">
      <style:paragraph-properties fo:margin-top="0.72cm" fo:margin-bottom="0.101cm" loext:contextual-spacing="false" style:line-height-at-least="0.706cm"/>
      <style:text-properties fo:color="#b85c00" style:font-name="Bitstream Vera Sans2" fo:font-size="10pt" fo:font-style="normal" fo:font-weight="bold" officeooo:rsid="009ca516" officeooo:paragraph-rsid="00a835ba" style:font-weight-asian="bold" style:font-weight-complex="bold"/>
    </style:style>
    <style:style style:name="P57" style:family="paragraph" style:parent-style-name="Exo_5f_Num" style:list-style-name="Num_5f_Exo">
      <style:paragraph-properties fo:margin-top="0.72cm" fo:margin-bottom="0cm" loext:contextual-spacing="false" fo:line-height="100%"/>
      <style:text-properties officeooo:paragraph-rsid="00bd804b"/>
    </style:style>
    <style:style style:name="P58" style:family="paragraph" style:parent-style-name="FILET_5f_POINTILLES" style:list-style-name="liste_5f_abc">
      <style:paragraph-properties>
        <style:tab-stops>
          <style:tab-stop style:position="9.2cm" style:type="right" style:leader-style="dotted" style:leader-text="."/>
        </style:tab-stops>
      </style:paragraph-properties>
    </style:style>
    <style:style style:name="P59" style:family="paragraph" style:parent-style-name="FILET_5f_POINTILLES" style:list-style-name="Num_5f_Exo"/>
    <style:style style:name="P60" style:family="paragraph" style:parent-style-name="FILET_5f_POINTILLES" style:list-style-name="Num_5f_Exo">
      <style:text-properties officeooo:paragraph-rsid="00a86455"/>
    </style:style>
    <style:style style:name="P61" style:family="paragraph" style:parent-style-name="FILET_5f_POINTILLES" style:list-style-name="Num_5f_Exo">
      <style:text-properties style:text-position="0% 100%" style:font-name="Bitstream Vera Sans6" fo:font-size="10pt" fo:font-style="normal" style:text-underline-style="none" fo:font-weight="normal" officeooo:paragraph-rsid="00a86455" style:font-name-asian="OpenSymbol1" style:font-size-asian="10pt" style:font-style-asian="normal" style:font-weight-asian="normal" style:font-name-complex="OpenSymbol1" style:font-size-complex="10pt" style:font-style-complex="normal" style:font-weight-complex="normal"/>
    </style:style>
    <style:style style:name="P62" style:family="paragraph" style:parent-style-name="FILET_5f_POINTILLES" style:list-style-name="Num_5f_Exo">
      <style:text-properties style:text-position="0% 100%" style:font-name="Bitstream Vera Sans6" fo:font-size="10pt" fo:font-style="normal" style:text-underline-style="none" fo:font-weight="normal" officeooo:paragraph-rsid="00a835ba" style:font-name-asian="OpenSymbol1" style:font-size-asian="10pt" style:font-style-asian="normal" style:font-weight-asian="normal" style:font-name-complex="OpenSymbol1" style:font-size-complex="10pt" style:font-style-complex="normal" style:font-weight-complex="normal"/>
    </style:style>
    <style:style style:name="P63" style:family="paragraph" style:parent-style-name="FILET_5f_POINTILLES" style:list-style-name="Num_5f_Exo">
      <style:paragraph-properties fo:margin-top="0cm" fo:margin-bottom="0cm" loext:contextual-spacing="false" style:line-height-at-least="0.706cm"/>
      <style:text-properties officeooo:paragraph-rsid="00b2e42b"/>
    </style:style>
    <style:style style:name="P64" style:family="paragraph" style:parent-style-name="FILET_5f_POINTILLES" style:list-style-name="Num_5f_Exo">
      <style:paragraph-properties fo:margin-top="0cm" fo:margin-bottom="0cm" loext:contextual-spacing="false" style:line-height-at-least="0.706cm"/>
      <style:text-properties officeooo:paragraph-rsid="00b4ee91"/>
    </style:style>
    <style:style style:name="P65" style:family="paragraph" style:parent-style-name="FILET_5f_POINTILLES" style:list-style-name="Num_5f_Exo">
      <style:paragraph-properties fo:margin-top="0cm" fo:margin-bottom="0cm" loext:contextual-spacing="false" style:line-height-at-least="0.706cm"/>
      <style:text-properties officeooo:paragraph-rsid="00be2031"/>
    </style:style>
    <style:style style:name="P66" style:family="paragraph" style:parent-style-name="Standard" style:list-style-name="_5f_Numérotation_20_des_20_exercices_20_livrets">
      <style:paragraph-properties fo:margin-top="0.199cm" fo:margin-bottom="0cm" loext:contextual-spacing="false"/>
      <style:text-properties officeooo:rsid="009ec5eb" officeooo:paragraph-rsid="0032743c"/>
    </style:style>
    <style:style style:name="P67" style:family="paragraph" style:parent-style-name="_5f_Paragraphe_20_livret_20_" style:list-style-name="_5f_Numérotation_20_des_20_exercices_20_livrets">
      <style:paragraph-properties fo:margin-top="0.101cm" fo:margin-bottom="0cm" loext:contextual-spacing="false" fo:line-height="100%"/>
      <style:text-properties officeooo:paragraph-rsid="005fe358"/>
    </style:style>
    <style:style style:name="P68" style:family="paragraph" style:parent-style-name="_5f_Paragraphe_20_livret_20_" style:list-style-name="Num_5f_Exo">
      <style:paragraph-properties fo:margin-top="0.101cm" fo:margin-bottom="0cm" loext:contextual-spacing="false"/>
      <style:text-properties fo:color="#000000" style:font-name="Bitstream Vera Sans2" fo:font-size="10pt" fo:font-style="normal" fo:font-weight="normal" officeooo:rsid="009ca516" officeooo:paragraph-rsid="00a86455"/>
    </style:style>
    <style:style style:name="P69" style:family="paragraph" style:parent-style-name="_5f_Paragraphe_20_livret_20_" style:list-style-name="Num_5f_Exo">
      <style:paragraph-properties fo:margin-top="0.101cm" fo:margin-bottom="0cm" loext:contextual-spacing="false" style:line-height-at-least="0.7cm"/>
      <style:text-properties fo:color="#000000" style:font-name="Bitstream Vera Sans2" fo:font-size="10pt" fo:font-style="normal" fo:font-weight="normal" officeooo:rsid="009ca516" officeooo:paragraph-rsid="00abd95d"/>
    </style:style>
    <style:style style:name="P70" style:family="paragraph" style:parent-style-name="_5f_Paragraphe_20_livret_20_" style:list-style-name="Num_5f_Exo">
      <style:paragraph-properties fo:margin-top="0.101cm" fo:margin-bottom="0cm" loext:contextual-spacing="false" style:line-height-at-least="0.7cm"/>
      <style:text-properties fo:color="#000000" style:font-name="Bitstream Vera Sans2" fo:font-size="10pt" fo:font-style="normal" fo:font-weight="normal" officeooo:rsid="009ca516" officeooo:paragraph-rsid="00bd804b"/>
    </style:style>
    <style:style style:name="P71" style:family="paragraph" style:parent-style-name="_5f_Paragraphe_20_livret_20_" style:list-style-name="liste_5f_abc">
      <style:paragraph-properties fo:margin-top="0cm" fo:margin-bottom="0cm" loext:contextual-spacing="false" style:line-height-at-least="0.706cm">
        <style:tab-stops>
          <style:tab-stop style:position="9.2cm" style:type="right" style:leader-style="dotted" style:leader-text="."/>
        </style:tab-stops>
      </style:paragraph-properties>
      <style:text-properties officeooo:paragraph-rsid="00bff816"/>
    </style:style>
    <style:style style:name="P72" style:family="paragraph" style:parent-style-name="_5f_Paragraphe_20_livret_20_" style:list-style-name="liste_5f_abc">
      <style:paragraph-properties fo:margin-top="0cm" fo:margin-bottom="0cm" loext:contextual-spacing="false" style:line-height-at-least="0.706cm">
        <style:tab-stops>
          <style:tab-stop style:position="9.2cm" style:type="right" style:leader-style="dotted" style:leader-text="."/>
        </style:tab-stops>
      </style:paragraph-properties>
      <style:text-properties officeooo:paragraph-rsid="00be2031"/>
    </style:style>
    <style:style style:name="P73" style:family="paragraph" style:parent-style-name="_5f_Paragraphe_20_livret_20_" style:list-style-name="liste_5f_abc">
      <style:paragraph-properties fo:margin-top="0cm" fo:margin-bottom="0cm" loext:contextual-spacing="false" style:line-height-at-least="0.706cm">
        <style:tab-stops>
          <style:tab-stop style:position="9.2cm" style:type="right" style:leader-style="dotted" style:leader-text="."/>
        </style:tab-stops>
      </style:paragraph-properties>
      <style:text-properties officeooo:paragraph-rsid="00bd804b"/>
    </style:style>
    <style:style style:name="P74" style:family="paragraph" style:parent-style-name="_5f_Paragraphe_20_livret_20_" style:list-style-name="Num_5f_Exo">
      <style:paragraph-properties fo:margin-top="0cm" fo:margin-bottom="0cm" loext:contextual-spacing="false" style:line-height-at-least="0.7cm"/>
      <style:text-properties officeooo:paragraph-rsid="00a86455"/>
    </style:style>
    <style:style style:name="P75" style:family="paragraph" style:parent-style-name="_5f_Paragraphe_20_livret_20_" style:list-style-name="Num_5f_Exo">
      <style:paragraph-properties fo:margin-top="0cm" fo:margin-bottom="0cm" loext:contextual-spacing="false" style:line-height-at-least="0.706cm"/>
      <style:text-properties style:font-name="Bitstream Vera Sans6" fo:font-size="10pt" fo:font-style="normal" officeooo:paragraph-rsid="00b2e42b" style:font-size-asian="10pt" style:font-style-asian="normal" style:font-size-complex="10pt" style:font-style-complex="normal"/>
    </style:style>
    <style:style style:name="P76" style:family="paragraph" style:parent-style-name="_5f_Paragraphe_20_livret_20_" style:list-style-name="liste_5f_abc">
      <style:paragraph-properties fo:margin-top="0.199cm" fo:margin-bottom="0cm" loext:contextual-spacing="false"/>
      <style:text-properties officeooo:paragraph-rsid="00bff816"/>
    </style:style>
    <style:style style:name="P77" style:family="paragraph" style:parent-style-name="_5f_Paragraphe_20_livret_20_" style:list-style-name="Num_5f_Exo">
      <style:paragraph-properties fo:margin-top="0.199cm" fo:margin-bottom="0cm" loext:contextual-spacing="false"/>
      <style:text-properties fo:color="#000000" style:font-name="Bitstream Vera Sans2" fo:font-size="10pt" fo:font-style="normal" fo:font-weight="normal" officeooo:rsid="009ca516" officeooo:paragraph-rsid="009ddcbc"/>
    </style:style>
    <style:style style:name="P78" style:family="paragraph" style:parent-style-name="_5f_Paragraphe_20_livret_20_" style:list-style-name="Num_5f_Exo">
      <style:paragraph-properties fo:margin-top="0.199cm" fo:margin-bottom="0cm" loext:contextual-spacing="false" style:line-height-at-least="0.7cm"/>
      <style:text-properties officeooo:paragraph-rsid="00a86455"/>
    </style:style>
    <style:style style:name="P79" style:family="paragraph" style:parent-style-name="_5f_Paragraphe_20_livret_20_" style:list-style-name="Num_5f_Exo">
      <style:paragraph-properties fo:margin-top="0.199cm" fo:margin-bottom="0cm" loext:contextual-spacing="false" style:line-height-at-least="0.7cm"/>
      <style:text-properties fo:color="#b85c00" style:font-name="Bitstream Vera Sans2" fo:font-size="10pt" fo:font-style="normal" fo:font-weight="bold" officeooo:rsid="009ca516" officeooo:paragraph-rsid="00a86455" style:font-weight-asian="bold" style:font-weight-complex="bold"/>
    </style:style>
    <style:style style:name="P80" style:family="paragraph" style:parent-style-name="_5f_Paragraphe_20_livret_20_" style:list-style-name="Num_5f_Exo">
      <style:paragraph-properties fo:margin-top="0.3cm" fo:margin-bottom="0cm" loext:contextual-spacing="false"/>
      <style:text-properties fo:color="#b85c00" style:font-name="Bitstream Vera Sans2" fo:font-size="10pt" fo:font-style="normal" fo:font-weight="bold" officeooo:rsid="009ca516" officeooo:paragraph-rsid="009ddcbc" style:font-weight-asian="bold" style:font-weight-complex="bold"/>
    </style:style>
    <style:style style:name="P81" style:family="paragraph" style:parent-style-name="_5f_Paragraphe_20_livret_20_" style:list-style-name="L7"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fo:letter-spacing="-0.007cm" officeooo:paragraph-rsid="00bd804b"/>
    </style:style>
    <style:style style:name="P82" style:family="paragraph" style:parent-style-name="_5f_Paragraphe_20_livret_20_" style:list-style-name="L8" style:master-page-name="">
      <loext:graphic-properties draw:fill="none"/>
      <style:paragraph-properties fo:margin-left="0cm" fo:margin-right="0cm" fo:margin-top="0.199cm" fo:margin-bottom="0cm" loext:contextual-spacing="false" fo:text-align="justify" style:justify-single-word="false" fo:text-indent="0cm" style:auto-text-indent="false" style:page-number="auto" fo:background-color="transparent" style:shadow="none">
        <style:tab-stops/>
      </style:paragraph-properties>
      <style:text-properties officeooo:paragraph-rsid="00a835ba"/>
    </style:style>
    <style:style style:name="P83" style:family="paragraph" style:parent-style-name="_5f_Paragraphe_20_livret_20_réponse_20_élève" style:list-style-name="_5f_Numérotation_20_des_20_exercices_20_livrets">
      <style:paragraph-properties fo:line-height="100%"/>
      <style:text-properties officeooo:paragraph-rsid="005fe358"/>
    </style:style>
    <style:style style:name="P84" style:family="paragraph" style:parent-style-name="_5f_Paragraphe_20_livret_20_réponse_20_élève" style:list-style-name="_5f_Numérotation_20_des_20_exercices_20_livrets">
      <style:paragraph-properties fo:line-height="100%"/>
      <style:text-properties officeooo:paragraph-rsid="00bd804b"/>
    </style:style>
    <style:style style:name="P85" style:family="paragraph" style:parent-style-name="_5f_Paragraphe_20_livret_20_réponse_20_élève" style:list-style-name="_5f_Numérotation_20_des_20_exercices_20_livrets">
      <style:paragraph-properties fo:margin-top="0.199cm" fo:margin-bottom="0cm" loext:contextual-spacing="false" fo:line-height="100%"/>
      <style:text-properties fo:color="#000000" style:font-name="Bitstream Vera Sans6" fo:font-size="10pt" fo:font-weight="normal" officeooo:rsid="00951988" officeooo:paragraph-rsid="00bd804b" style:font-size-asian="10pt" style:font-weight-asian="normal" style:font-size-complex="10pt" style:font-weight-complex="normal"/>
    </style:style>
    <style:style style:name="P86" style:family="paragraph" style:parent-style-name="_5f_Paragraphe_20_livret_20_réponse_20_élève" style:list-style-name="liste_5f_abc">
      <style:paragraph-properties fo:margin-top="0cm" fo:margin-bottom="0cm" loext:contextual-spacing="false" style:line-height-at-least="0.7cm">
        <style:tab-stops>
          <style:tab-stop style:position="9.5cm" style:type="right" style:leader-style="dotted" style:leader-text="."/>
        </style:tab-stops>
      </style:paragraph-properties>
      <style:text-properties officeooo:paragraph-rsid="00be2031"/>
    </style:style>
    <style:style style:name="P87" style:family="paragraph" style:parent-style-name="_5f_Paragraphe_20_livret_20_réponse_20_élève" style:list-style-name="Num_5f_Exo">
      <style:paragraph-properties fo:margin-top="0cm" fo:margin-bottom="0cm" loext:contextual-spacing="false" style:line-height-at-least="0.7cm">
        <style:tab-stops>
          <style:tab-stop style:position="9.5cm" style:type="right" style:leader-style="dotted" style:leader-text="."/>
        </style:tab-stops>
      </style:paragraph-properties>
      <style:text-properties officeooo:paragraph-rsid="00a2eccb"/>
    </style:style>
    <style:style style:name="P88" style:family="paragraph" style:parent-style-name="_5f_Paragraphe_20_livret_20_réponse_20_élève" style:list-style-name="Num_5f_Exo">
      <style:paragraph-properties fo:margin-top="0cm" fo:margin-bottom="0cm" loext:contextual-spacing="false" style:line-height-at-least="0.7cm">
        <style:tab-stops>
          <style:tab-stop style:position="9.5cm" style:type="right" style:leader-style="dotted" style:leader-text="."/>
        </style:tab-stops>
      </style:paragraph-properties>
      <style:text-properties officeooo:paragraph-rsid="00ab3b1d"/>
    </style:style>
    <style:style style:name="P89" style:family="paragraph" style:parent-style-name="_5f_Paragraphe_20_livret_20_réponse_20_élève" style:list-style-name="Num_5f_Exo">
      <style:paragraph-properties fo:margin-top="0cm" fo:margin-bottom="0cm" loext:contextual-spacing="false" style:line-height-at-least="0.7cm">
        <style:tab-stops>
          <style:tab-stop style:position="9.5cm" style:type="right" style:leader-style="dotted" style:leader-text="."/>
        </style:tab-stops>
      </style:paragraph-properties>
      <style:text-properties officeooo:paragraph-rsid="00be2031"/>
    </style:style>
    <style:style style:name="P90" style:family="paragraph" style:parent-style-name="_5f_Paragraphe_20_livret_20_réponse_20_élève" style:list-style-name="Num_5f_Exo">
      <style:paragraph-properties fo:margin-top="0cm" fo:margin-bottom="0cm" loext:contextual-spacing="false" style:line-height-at-least="0.7cm">
        <style:tab-stops>
          <style:tab-stop style:position="9.5cm" style:type="right" style:leader-style="dotted" style:leader-text="."/>
        </style:tab-stops>
      </style:paragraph-properties>
      <style:text-properties fo:color="#999999" style:font-name="Bitstream Vera Sans2" fo:font-size="10pt" fo:font-style="normal" fo:font-weight="normal" officeooo:rsid="009ca516" officeooo:paragraph-rsid="00be2031" style:font-name-asian="SimSun" style:font-weight-asian="normal" style:font-name-complex="Lucida Sans" style:font-weight-complex="normal"/>
    </style:style>
    <style:style style:name="P91" style:family="paragraph" style:parent-style-name="_5f_Paragraphe_20_livret_20_réponse_20_élève" style:list-style-name="Num_5f_Exo">
      <style:paragraph-properties fo:margin-top="0cm" fo:margin-bottom="0cm" loext:contextual-spacing="false" style:line-height-at-least="0.7cm">
        <style:tab-stops>
          <style:tab-stop style:position="9.5cm" style:type="right" style:leader-style="dotted" style:leader-text="."/>
        </style:tab-stops>
      </style:paragraph-properties>
      <style:text-properties fo:color="#999999" style:font-name="Bitstream Vera Sans6" fo:font-size="10pt" fo:font-style="normal" officeooo:rsid="00689e8c" officeooo:paragraph-rsid="00be2031" style:font-size-asian="10pt" style:font-style-asian="normal" style:font-size-complex="10pt" style:font-style-complex="normal"/>
    </style:style>
    <style:style style:name="P92" style:family="paragraph" style:parent-style-name="_5f_Paragraphe_20_livret_20_réponse_20_élève" style:list-style-name="Num_5f_Exo">
      <style:paragraph-properties fo:margin-top="0cm" fo:margin-bottom="0cm" loext:contextual-spacing="false" style:line-height-at-least="0.7cm">
        <style:tab-stops>
          <style:tab-stop style:position="9.5cm" style:type="right" style:leader-style="dotted" style:leader-text="."/>
        </style:tab-stops>
      </style:paragraph-properties>
      <style:text-properties fo:color="#b85c00" style:font-name="Bitstream Vera Sans2" fo:font-size="10pt" fo:font-style="normal" fo:font-weight="bold" officeooo:rsid="009ca516" officeooo:paragraph-rsid="00be2031" style:font-weight-asian="bold" style:font-weight-complex="bold"/>
    </style:style>
    <style:style style:name="P93" style:family="paragraph" style:parent-style-name="_5f_Paragraphe_20_livret_20_réponse_20_élève" style:list-style-name="L2" style:master-page-name="">
      <loext:graphic-properties draw:fill="none"/>
      <style:paragraph-properties fo:margin-left="0cm" fo:margin-right="0cm" fo:margin-top="0cm" fo:margin-bottom="0cm" loext:contextual-spacing="false" style:line-height-at-least="0.7cm" fo:text-align="justify" style:justify-single-word="false" fo:text-indent="0cm" style:auto-text-indent="false" style:page-number="auto" fo:background-color="transparent" style:shadow="none">
        <style:tab-stops>
          <style:tab-stop style:position="9.5cm" style:type="right" style:leader-style="dotted" style:leader-text="."/>
        </style:tab-stops>
      </style:paragraph-properties>
      <style:text-properties officeooo:rsid="00999acb" officeooo:paragraph-rsid="00a86455"/>
    </style:style>
    <style:style style:name="P94" style:family="paragraph" style:parent-style-name="_5f_Paragraphe_20_livret_20_réponse_20_élève" style:list-style-name="L4" style:master-page-name="">
      <loext:graphic-properties draw:fill="none"/>
      <style:paragraph-properties fo:margin-left="0cm" fo:margin-right="0cm" fo:margin-top="0cm" fo:margin-bottom="0cm" loext:contextual-spacing="false" style:line-height-at-least="0.7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ac8a7e"/>
    </style:style>
    <style:style style:name="P95" style:family="paragraph" style:parent-style-name="_5f_Paragraphe_20_livret_20_réponse_20_élève" style:list-style-name="L6" style:master-page-name="">
      <loext:graphic-properties draw:fill="none"/>
      <style:paragraph-properties fo:margin-left="0cm" fo:margin-right="0cm" fo:margin-top="0cm" fo:margin-bottom="0cm" loext:contextual-spacing="false" style:line-height-at-least="0.7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be2031"/>
    </style:style>
    <style:style style:name="P96" style:family="paragraph" style:parent-style-name="_5f_Paragraphe_20_livret_20_réponse_20_élève" style:list-style-name="L2">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paragraph-rsid="00a2eccb"/>
    </style:style>
    <style:style style:name="P97" style:family="paragraph" style:parent-style-name="_5f_Paragraphe_20_livret_20_réponse_20_élève" style:list-style-name="L2">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paragraph-rsid="00ab3b1d"/>
    </style:style>
    <style:style style:name="P98" style:family="paragraph" style:parent-style-name="_5f_Paragraphe_20_livret_20_réponse_20_élève" style:list-style-name="L4">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ac8a7e"/>
    </style:style>
    <style:style style:name="P99" style:family="paragraph" style:parent-style-name="_5f_Paragraphe_20_livret_20_réponse_20_élève" style:list-style-name="L6">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be2031"/>
    </style:style>
    <style:style style:name="P100" style:family="paragraph" style:parent-style-name="_5f_Paragraphe_20_livret_20_réponse_20_élève" style:list-style-name="L2">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999acb" officeooo:paragraph-rsid="00a86455"/>
    </style:style>
    <style:style style:name="P101" style:family="paragraph" style:parent-style-name="_5f_Paragraphe_20_livret_20_réponse_20_élève" style:list-style-name="L2">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a2eccb"/>
    </style:style>
    <style:style style:name="P102" style:family="paragraph" style:parent-style-name="_5f_Paragraphe_20_livret_20_réponse_20_élève" style:list-style-name="L2">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ab3b1d"/>
    </style:style>
    <style:style style:name="P103" style:family="paragraph" style:parent-style-name="_5f_Paragraphe_20_livret_20_réponse_20_élève" style:list-style-name="L2">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a86455"/>
    </style:style>
    <style:style style:name="P104" style:family="paragraph" style:parent-style-name="_5f_Paragraphe_20_livret_20_réponse_20_élève" style:list-style-name="L2">
      <loext:graphic-properties draw:fill="none"/>
      <style:paragraph-properties fo:margin-left="0cm" fo:margin-right="0cm" fo:margin-top="0cm" fo:margin-bottom="0cm" loext:contextual-spacing="false" style:line-height-at-least="0.7cm" fo:text-align="justify" style:justify-single-word="false" fo:text-indent="0cm" style:auto-text-indent="false" fo:background-color="transparent" style:shadow="none">
        <style:tab-stops>
          <style:tab-stop style:position="9.5cm" style:type="right" style:leader-style="dotted" style:leader-text="."/>
        </style:tab-stops>
      </style:paragraph-properties>
      <style:text-properties officeooo:rsid="00a2eccb" officeooo:paragraph-rsid="00a4ed39"/>
    </style:style>
    <style:style style:name="P105" style:family="paragraph" style:parent-style-name="_5f_Pied_20_de_20_page" style:list-style-name=""/>
    <style:style style:name="P106" style:family="paragraph" style:parent-style-name="_5f_Pied_20_de_20_page" style:list-style-name="">
      <style:paragraph-properties fo:text-align="end" style:justify-single-word="false"/>
    </style:style>
    <style:style style:name="P107" style:family="paragraph" style:parent-style-name="_5f_Pied_20_de_20_page">
      <style:paragraph-properties fo:text-align="end" style:justify-single-word="false"/>
    </style:style>
    <style:style style:name="P10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P109" style:family="paragraph">
      <style:paragraph-properties fo:margin-top="0cm" fo:margin-bottom="0.199cm" fo:text-align="center" style:writing-mode="lr-tb"/>
    </style:style>
    <style:style style:name="P110" style:family="paragraph">
      <loext:graphic-properties draw:fill-color="#d3802b"/>
      <style:paragraph-properties fo:margin-top="0cm" fo:margin-bottom="0.199cm" fo:text-align="center" style:writing-mode="lr-tb"/>
      <style:text-properties fo:color="#ffffff" style:font-name="Bitstream Vera Sans6" fo:font-size="11pt" fo:font-weight="bold" style:font-size-asian="11pt" style:font-weight-asian="bold" style:font-size-complex="11pt" style:font-weight-complex="bold"/>
    </style:style>
    <style:style style:name="P111" style:family="paragraph">
      <style:paragraph-properties fo:margin-left="0cm" fo:margin-right="0cm" fo:text-align="center" fo:text-indent="0cm" style:writing-mode="lr-tb">
        <style:tab-stops>
          <style:tab-stop style:position="5.386cm" style:type="right" style:leader-style="dotted" style:leader-text="."/>
        </style:tab-stops>
      </style:paragraph-properties>
    </style:style>
    <style:style style:name="P112" style:family="paragraph">
      <loext:graphic-properties draw:fill="none"/>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6" fo:font-size="10pt" style:font-size-asian="10pt" style:font-size-complex="10pt"/>
    </style:style>
    <style:style style:name="P113" style:family="paragraph">
      <loext:graphic-properties draw:fill="none"/>
      <style:paragraph-properties fo:margin-left="0cm" fo:margin-right="0cm" fo:text-align="center" fo:text-indent="0cm" style:writing-mode="lr-tb">
        <style:tab-stops>
          <style:tab-stop style:position="5.386cm" style:type="right" style:leader-style="dotted" style:leader-text="."/>
        </style:tab-stops>
      </style:paragraph-properties>
      <style:text-properties style:font-name="Bitstream Vera Sans6" fo:font-size="10.5pt" style:font-size-asian="10.5pt" style:font-size-complex="10.5pt"/>
    </style:style>
    <style:style style:name="P114" style:family="paragraph">
      <loext:graphic-properties draw:fill="none"/>
      <style:paragraph-properties fo:margin-left="0cm" fo:margin-right="0cm" fo:text-align="center" fo:text-indent="0cm" style:writing-mode="lr-tb">
        <style:tab-stops>
          <style:tab-stop style:position="5.386cm" style:type="right" style:leader-style="dotted" style:leader-text="."/>
        </style:tab-stops>
      </style:paragraph-properties>
      <style:text-properties fo:font-size="10.5pt" style:font-size-asian="10.5pt" style:font-size-complex="10.5pt"/>
    </style:style>
    <style:style style:name="P11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style:paragraph-properties fo:text-align="center"/>
    </style:style>
    <style:style style:name="P117" style:family="paragraph">
      <loext:graphic-properties draw:fill="none" draw:fill-color="#ffffff"/>
      <style:paragraph-properties fo:text-align="center" style:writing-mode="lr-tb"/>
      <style:text-properties fo:color="#ffffff" style:font-name="Bitstream Vera Sans6" fo:font-size="16pt" fo:font-weight="bold" style:font-size-asian="16pt" style:font-weight-asian="bold" style:font-size-complex="16pt" style:font-weight-complex="bold"/>
    </style:style>
    <style:style style:name="P118" style:family="paragraph">
      <loext:graphic-properties draw:fill="solid" draw:fill-color="#7fb241"/>
    </style:style>
    <style:style style:name="T1" style:family="text">
      <style:text-properties fo:font-variant="small-caps"/>
    </style:style>
    <style:style style:name="T2" style:family="text">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variant="normal" fo:text-transform="none" fo:color="#7fb241" style:font-name="Bitstream Vera Sans6" fo:font-size="16pt" fo:font-style="normal" fo:text-shadow="none" fo:font-weight="bold" officeooo:rsid="00570894" style:font-size-asian="16pt" style:font-style-asian="normal" style:font-size-complex="16pt" style:font-style-complex="normal"/>
    </style:style>
    <style:style style:name="T6" style:family="text">
      <style:text-properties fo:font-variant="normal" fo:text-transform="none" fo:color="#7fb241" style:font-name="Bitstream Vera Sans6" fo:font-size="16pt" fo:font-style="normal" fo:text-shadow="none" fo:font-weight="bold" officeooo:rsid="0093f275" style:font-size-asian="16pt" style:font-style-asian="normal" style:font-size-complex="16pt" style:font-style-complex="normal"/>
    </style:style>
    <style:style style:name="T7" style:family="text">
      <style:text-properties officeooo:rsid="0030a4cf"/>
    </style:style>
    <style:style style:name="T8" style:family="text">
      <style:text-properties style:font-name="Bitstream Vera Sans6" fo:font-size="10pt" style:text-underline-style="none" fo:font-weight="normal" style:font-size-asian="10pt" style:font-weight-asian="normal" style:font-size-complex="10pt" style:font-weight-complex="normal"/>
    </style:style>
    <style:style style:name="T9" style:family="text">
      <style:text-properties style:font-name="Bitstream Vera Sans6" fo:font-size="10pt" style:text-underline-style="none" fo:font-weight="normal" officeooo:rsid="005fe358" style:font-size-asian="10pt" style:font-weight-asian="normal" style:font-size-complex="10pt" style:font-weight-complex="normal"/>
    </style:style>
    <style:style style:name="T10" style:family="text">
      <style:text-properties style:font-name="Bitstream Vera Sans6" fo:font-size="10pt" fo:font-style="normal" officeooo:rsid="00689e8c" style:font-size-asian="10pt" style:font-style-asian="normal" style:font-size-complex="10pt" style:font-style-complex="normal"/>
    </style:style>
    <style:style style:name="T11" style:family="text">
      <style:text-properties style:font-name="Bitstream Vera Sans6" fo:font-size="10pt" fo:font-style="normal" officeooo:rsid="0057de33" style:font-size-asian="10pt" style:font-style-asian="normal" style:font-size-complex="10pt" style:font-style-complex="normal"/>
    </style:style>
    <style:style style:name="T12" style:family="text">
      <style:text-properties style:text-position="0% 100%"/>
    </style:style>
    <style:style style:name="T13" style:family="text">
      <style:text-properties style:text-position="0% 100%" style:font-name-asian="OpenSymbol1" style:font-style-asian="normal" style:font-name-complex="OpenSymbol1" style:font-style-complex="normal"/>
    </style:style>
    <style:style style:name="T14" style:family="text">
      <style:text-properties style:text-position="0% 100%" officeooo:rsid="0096a503" style:font-name-asian="OpenSymbol1" style:font-style-asian="normal" style:font-name-complex="OpenSymbol1" style:font-style-complex="normal"/>
    </style:style>
    <style:style style:name="T15" style:family="text">
      <style:text-properties style:text-position="0% 100%" officeooo:rsid="00999acb" style:font-name-asian="OpenSymbol1" style:font-style-asian="normal" style:font-name-complex="OpenSymbol1" style:font-style-complex="normal"/>
    </style:style>
    <style:style style:name="T16" style:family="text">
      <style:text-properties style:text-position="0% 100%" officeooo:rsid="00689e8c" style:font-name-asian="OpenSymbol1" style:font-size-asian="10pt" style:font-style-asian="normal" style:font-name-complex="OpenSymbol1" style:font-size-complex="10pt" style:font-style-complex="normal"/>
    </style:style>
    <style:style style:name="T17" style:family="text">
      <style:text-properties style:text-position="0% 100%" style:font-name-asian="OpenSymbol1" style:font-name-complex="OpenSymbol1"/>
    </style:style>
    <style:style style:name="T18" style:family="text">
      <style:text-properties style:text-position="0% 100%" fo:font-weight="normal" style:font-name-asian="OpenSymbol1" style:font-style-asian="normal" style:font-name-complex="OpenSymbol1" style:font-style-complex="normal"/>
    </style:style>
    <style:style style:name="T19" style:family="text">
      <style:text-properties style:text-position="0% 100%" fo:font-weight="normal" officeooo:rsid="0096a503" style:font-name-asian="OpenSymbol1" style:font-style-asian="normal" style:font-name-complex="OpenSymbol1" style:font-style-complex="normal"/>
    </style:style>
    <style:style style:name="T20" style:family="text">
      <style:text-properties style:text-position="0% 100%" fo:font-weight="normal" officeooo:rsid="0096a503" style:font-name-asian="OpenSymbol1" style:font-style-asian="normal" style:font-weight-asian="bold" style:font-name-complex="OpenSymbol1" style:font-style-complex="normal" style:font-weight-complex="bold"/>
    </style:style>
    <style:style style:name="T21" style:family="text">
      <style:text-properties style:text-position="0% 100%" fo:font-weight="normal" style:font-name-asian="OpenSymbol1" style:font-style-asian="normal" style:font-weight-asian="normal" style:font-name-complex="OpenSymbol1" style:font-style-complex="normal" style:font-weight-complex="normal"/>
    </style:style>
    <style:style style:name="T22" style:family="text">
      <style:text-properties style:text-position="0% 100%" fo:font-weight="normal" officeooo:rsid="009ca516" style:font-name-asian="OpenSymbol1" style:font-style-asian="normal" style:font-weight-asian="normal" style:font-name-complex="OpenSymbol1" style:font-style-complex="normal" style:font-weight-complex="normal"/>
    </style:style>
    <style:style style:name="T23" style:family="text">
      <style:text-properties style:text-position="0% 100%" fo:font-weight="normal" officeooo:rsid="0097b8d1" style:font-name-asian="OpenSymbol1" style:font-size-asian="10.5pt" style:font-style-asian="normal" style:font-name-complex="OpenSymbol1" style:font-style-complex="normal"/>
    </style:style>
    <style:style style:name="T24" style:family="text">
      <style:text-properties style:text-position="0% 100%" fo:font-weight="normal" style:font-name-asian="OpenSymbol1" style:font-size-asian="10.5pt" style:font-style-asian="normal" style:font-weight-asian="normal" style:font-name-complex="OpenSymbol1" style:font-style-complex="normal" style:font-weight-complex="normal" loext:shadow="none"/>
    </style:style>
    <style:style style:name="T25" style:family="text">
      <style:text-properties style:text-position="0% 100%" fo:font-weight="normal" officeooo:rsid="009ca516" style:font-name-asian="OpenSymbol1" style:font-size-asian="10.5pt" style:font-style-asian="normal" style:font-weight-asian="normal" style:font-name-complex="OpenSymbol1" style:font-style-complex="normal" style:font-weight-complex="normal" loext:shadow="none"/>
    </style:style>
    <style:style style:name="T26" style:family="text">
      <style:text-properties style:text-position="0% 100%" fo:font-weight="normal" officeooo:rsid="00689e8c" style:font-name-asian="OpenSymbol1" style:font-size-asian="10pt" style:font-style-asian="normal" style:font-weight-asian="normal" style:font-name-complex="OpenSymbol1" style:font-size-complex="10pt" style:font-style-complex="normal" style:font-weight-complex="normal"/>
    </style:style>
    <style:style style:name="T27" style:family="text">
      <style:text-properties style:text-position="0% 100%" officeooo:rsid="005fe358"/>
    </style:style>
    <style:style style:name="T28" style:family="text">
      <style:text-properties style:text-position="0% 100%" style:font-name="Bitstream Vera Sans5" officeooo:rsid="005fe358"/>
    </style:style>
    <style:style style:name="T29" style:family="text">
      <style:text-properties style:text-position="0% 100%" style:text-underline-style="none" fo:font-weight="normal" officeooo:rsid="00689e8c" style:font-name-asian="OpenSymbol1" style:font-size-asian="10pt" style:font-style-asian="normal" style:font-weight-asian="normal" style:font-name-complex="OpenSymbol1" style:font-size-complex="10pt" style:font-style-complex="normal" style:font-weight-complex="normal"/>
    </style:style>
    <style:style style:name="T30" style:family="text">
      <style:text-properties style:text-position="0% 100%" style:font-name="OpenSymbol" fo:font-weight="normal" officeooo:rsid="00729ee2" style:font-name-asian="OpenSymbol" style:font-weight-asian="normal" style:font-name-complex="OpenSymbol" style:font-weight-complex="normal"/>
    </style:style>
    <style:style style:name="T31" style:family="text">
      <style:text-properties style:text-position="0% 100%" style:font-name="OpenSymbol" officeooo:rsid="00729ee2" style:font-name-asian="OpenSymbol" style:font-name-complex="OpenSymbol"/>
    </style:style>
    <style:style style:name="T32" style:family="text">
      <style:text-properties style:text-position="0% 100%" fo:font-size="10pt" officeooo:rsid="00425cb8" style:font-size-asian="10pt" style:font-size-complex="10pt"/>
    </style:style>
    <style:style style:name="T33" style:family="text">
      <style:text-properties style:text-position="0% 100%" fo:font-size="10pt" fo:font-weight="normal" officeooo:rsid="00425cb8" style:font-size-asian="10pt" style:font-size-complex="10pt"/>
    </style:style>
    <style:style style:name="T34" style:family="text">
      <style:text-properties style:text-position="0% 100%" fo:font-size="10pt" fo:font-weight="normal" officeooo:rsid="00425cb8" style:font-size-asian="10pt" style:font-weight-asian="bold" style:font-size-complex="10pt" style:font-weight-complex="bold"/>
    </style:style>
    <style:style style:name="T35" style:family="text">
      <style:text-properties style:text-position="0% 100%" fo:font-style="normal" officeooo:rsid="00bff816"/>
    </style:style>
    <style:style style:name="T36" style:family="text">
      <style:text-properties style:text-position="0% 100%" fo:font-style="normal" officeooo:rsid="00bff816" style:font-name-asian="OpenSymbol1" style:font-style-asian="normal" style:font-name-complex="OpenSymbol1" style:font-style-complex="normal"/>
    </style:style>
    <style:style style:name="T37" style:family="text">
      <style:text-properties style:use-window-font-color="true" style:font-name="Bitstream Vera Sans5" fo:font-size="10pt" fo:font-weight="normal" officeooo:rsid="0097b8d1" style:font-size-asian="10.5pt"/>
    </style:style>
    <style:style style:name="T38" style:family="text">
      <style:text-properties style:use-window-font-color="true" style:font-name="Bitstream Vera Sans5" fo:font-size="10pt" fo:font-weight="normal" officeooo:rsid="00999acb" style:font-size-asian="10.5pt"/>
    </style:style>
    <style:style style:name="T39" style:family="text">
      <style:text-properties style:use-window-font-color="true" style:font-name="Bitstream Vera Sans2" fo:font-size="10pt" fo:font-style="normal" fo:font-weight="normal" officeooo:rsid="005fe358" style:font-weight-asian="normal" style:font-weight-complex="normal"/>
    </style:style>
    <style:style style:name="T40" style:family="text">
      <style:text-properties style:use-window-font-color="true" style:text-position="0% 100%" style:font-name="OpenSymbol2" fo:font-size="10pt" fo:font-style="normal" officeooo:rsid="00425cb8" style:font-name-asian="OpenSymbol2" style:font-size-asian="10pt" style:font-style-asian="normal" style:font-name-complex="OpenSymbol2" style:font-size-complex="10pt" style:font-style-complex="normal"/>
    </style:style>
    <style:style style:name="T41" style:family="text">
      <style:text-properties fo:font-weight="normal" style:font-weight-asian="normal" style:font-weight-complex="normal"/>
    </style:style>
    <style:style style:name="T42" style:family="text">
      <style:text-properties fo:font-weight="normal" officeooo:rsid="00ad541f" style:font-weight-asian="normal" style:font-weight-complex="normal"/>
    </style:style>
    <style:style style:name="T43" style:family="text">
      <style:text-properties fo:color="#d3802b" style:font-name="Bitstream Vera Sans5" fo:font-size="10pt" fo:font-weight="bold" officeooo:rsid="00951988" style:font-size-asian="10.5pt" style:font-weight-asian="bold" style:font-weight-complex="normal" loext:shadow="none"/>
    </style:style>
    <style:style style:name="T44" style:family="text">
      <style:text-properties fo:color="#d3802b" style:font-name="Bitstream Vera Sans5" fo:font-size="10pt" fo:font-weight="bold" officeooo:rsid="00b75448" style:font-size-asian="10.5pt" style:font-weight-asian="bold" style:font-weight-complex="normal" loext:shadow="none"/>
    </style:style>
    <style:style style:name="T45" style:family="text">
      <style:text-properties fo:color="#d3802b" style:font-name="Bitstream Vera Sans5" fo:font-size="10pt" fo:font-weight="bold" officeooo:rsid="00951988" style:font-name-asian="SimSun" style:font-size-asian="10.5pt" style:font-weight-asian="bold" style:font-name-complex="Lucida Sans" style:font-weight-complex="normal" loext:shadow="none"/>
    </style:style>
    <style:style style:name="T46" style:family="text">
      <style:text-properties fo:color="#d3802b" style:font-name="Bitstream Vera Sans5" fo:font-size="10pt" fo:font-weight="bold" officeooo:rsid="00a835ba" style:font-name-asian="SimSun" style:font-size-asian="10.5pt" style:font-weight-asian="bold" style:font-name-complex="Lucida Sans" style:font-weight-complex="normal" loext:shadow="none"/>
    </style:style>
    <style:style style:name="T47" style:family="text">
      <style:text-properties fo:color="#d3802b" style:font-name="Bitstream Vera Sans5" fo:font-size="10pt" fo:font-weight="normal" officeooo:rsid="00951988" style:font-size-asian="10.5pt" style:font-weight-asian="normal" style:font-weight-complex="normal" loext:shadow="none"/>
    </style:style>
    <style:style style:name="T48" style:family="text">
      <style:text-properties fo:color="#d3802b" style:text-position="0% 100%" style:font-name="Bitstream Vera Sans5" fo:font-size="10pt" fo:font-style="normal" fo:font-weight="bold" officeooo:rsid="00bff816" style:font-name-asian="OpenSymbol1" style:font-size-asian="10.5pt" style:font-style-asian="normal" style:font-weight-asian="bold" style:font-name-complex="OpenSymbol1" style:font-style-complex="normal" style:font-weight-complex="normal" loext:shadow="none"/>
    </style:style>
    <style:style style:name="T49" style:family="text">
      <style:text-properties fo:color="#000000" fo:font-weight="normal" style:font-weight-asian="normal" style:font-weight-complex="normal"/>
    </style:style>
    <style:style style:name="T50" style:family="text">
      <style:text-properties fo:color="#000000" fo:font-weight="normal" officeooo:rsid="009ddcbc" style:font-weight-asian="normal" style:font-weight-complex="normal"/>
    </style:style>
    <style:style style:name="T51" style:family="text">
      <style:text-properties fo:color="#000000" fo:font-weight="normal" officeooo:rsid="00a4ed39" style:font-weight-asian="normal" style:font-weight-complex="normal"/>
    </style:style>
    <style:style style:name="T52" style:family="text">
      <style:text-properties fo:color="#000000" fo:font-weight="normal" officeooo:rsid="00ad541f" style:font-weight-asian="normal" style:font-weight-complex="normal"/>
    </style:style>
    <style:style style:name="T53" style:family="text">
      <style:text-properties fo:color="#000000" fo:font-weight="normal" style:font-name-asian="SimSun" style:font-weight-asian="normal" style:font-name-complex="Lucida Sans" style:font-weight-complex="normal"/>
    </style:style>
    <style:style style:name="T54" style:family="text">
      <style:text-properties fo:color="#000000" fo:font-weight="normal" officeooo:rsid="00999acb" style:font-name-asian="SimSun" style:font-weight-asian="normal" style:font-name-complex="Lucida Sans" style:font-weight-complex="normal"/>
    </style:style>
    <style:style style:name="T55" style:family="text">
      <style:text-properties fo:color="#000000" style:text-position="0% 100%" style:font-name="Bitstream Vera Sans2" fo:font-size="10pt" fo:font-style="normal" fo:font-weight="normal" officeooo:rsid="0096a503" style:font-name-asian="OpenSymbol1" style:font-style-asian="normal" style:font-name-complex="OpenSymbol1" style:font-style-complex="normal"/>
    </style:style>
    <style:style style:name="T56" style:family="text">
      <style:text-properties fo:color="#000000" style:text-position="0% 100%" style:font-name="Bitstream Vera Sans2" fo:font-size="10pt" fo:font-style="normal" fo:font-weight="normal" officeooo:rsid="00bff816" style:font-name-asian="OpenSymbol1" style:font-style-asian="normal" style:font-name-complex="OpenSymbol1" style:font-style-complex="normal"/>
    </style:style>
    <style:style style:name="T57" style:family="text">
      <style:text-properties fo:color="#000000" style:text-position="0% 100%" style:font-name="Bitstream Vera Sans2" fo:font-size="10pt" fo:font-style="normal" fo:font-weight="normal" officeooo:rsid="0096a503" style:font-name-asian="OpenSymbol1" style:font-style-asian="normal" style:font-weight-asian="bold" style:font-name-complex="OpenSymbol1" style:font-style-complex="normal" style:font-weight-complex="bold"/>
    </style:style>
    <style:style style:name="T58" style:family="text">
      <style:text-properties fo:color="#000000" style:text-position="0% 100%" style:font-name="Bitstream Vera Sans2" fo:font-size="10pt" fo:font-style="normal" fo:font-weight="normal" officeooo:rsid="0096a503" fo:background-color="transparent" loext:char-shading-value="0" style:font-name-asian="OpenSymbol1" style:font-style-asian="normal" style:font-weight-asian="bold" style:font-name-complex="OpenSymbol1" style:font-style-complex="normal" style:font-weight-complex="bold"/>
    </style:style>
    <style:style style:name="T59" style:family="text">
      <style:text-properties fo:color="#000000" style:text-position="0% 100%" style:font-name="Bitstream Vera Sans2" fo:font-size="10pt" fo:font-style="normal" fo:font-weight="normal" officeooo:rsid="00999acb" fo:background-color="transparent" loext:char-shading-value="0" style:font-name-asian="OpenSymbol1" style:font-style-asian="normal" style:font-name-complex="OpenSymbol1" style:font-style-complex="normal"/>
    </style:style>
    <style:style style:name="T60" style:family="text">
      <style:text-properties fo:color="#000000" style:text-position="0% 100%" style:font-name="Bitstream Vera Sans2" fo:font-size="10pt" fo:font-style="normal" fo:font-weight="normal" officeooo:rsid="00b2e42b" fo:background-color="transparent" loext:char-shading-value="0" style:font-name-asian="OpenSymbol1" style:font-size-asian="10.5pt" style:font-style-asian="normal" style:font-weight-asian="normal" style:font-name-complex="OpenSymbol1" style:font-style-complex="normal" style:font-weight-complex="normal"/>
    </style:style>
    <style:style style:name="T61" style:family="text">
      <style:text-properties fo:color="#000000" style:text-position="0% 100%" style:font-name="Bitstream Vera Sans2" fo:font-size="10pt" fo:font-style="normal" fo:font-weight="normal" officeooo:rsid="00a195ee"/>
    </style:style>
    <style:style style:name="T62" style:family="text">
      <style:text-properties fo:color="#000000" style:text-position="0% 100%" style:font-name="Bitstream Vera Sans2" fo:font-size="10pt" fo:font-style="normal" fo:font-weight="normal" officeooo:rsid="00999acb"/>
    </style:style>
    <style:style style:name="T63" style:family="text">
      <style:text-properties fo:color="#000000" style:text-position="0% 100%" style:font-name="Bitstream Vera Sans2" fo:font-size="10pt" fo:font-style="normal" fo:font-weight="normal" officeooo:rsid="00bff816"/>
    </style:style>
    <style:style style:name="T64" style:family="text">
      <style:text-properties fo:color="#000000" style:text-position="0% 100%" style:font-name="Bitstream Vera Sans2" fo:font-size="10pt" fo:font-style="normal" officeooo:rsid="0097b8d1" fo:background-color="transparent" loext:char-shading-value="0" style:font-name-asian="OpenSymbol1" style:font-style-asian="normal" style:font-name-complex="OpenSymbol1" style:font-style-complex="normal"/>
    </style:style>
    <style:style style:name="T65" style:family="text">
      <style:text-properties fo:color="#000000" style:text-position="0% 100%" style:font-name="Bitstream Vera Sans2" fo:font-size="10pt" fo:font-style="normal" officeooo:rsid="00b4ee91" fo:background-color="transparent" loext:char-shading-value="0" style:font-name-asian="OpenSymbol1" style:font-style-asian="normal" style:font-name-complex="OpenSymbol1" style:font-style-complex="normal"/>
    </style:style>
    <style:style style:name="T66" style:family="text">
      <style:text-properties fo:color="#000000" style:text-position="0% 100%" style:font-name="Bitstream Vera Sans2" fo:font-size="10pt" fo:font-style="normal" style:text-underline-style="none" fo:font-weight="normal" officeooo:rsid="00b2681c"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67" style:family="text">
      <style:text-properties fo:color="#000000" style:text-position="0% 100%" style:font-name="Bitstream Vera Sans2" officeooo:rsid="00689e8c" style:font-name-asian="OpenSymbol1" style:font-style-asian="normal" style:font-name-complex="OpenSymbol1" style:font-style-complex="normal"/>
    </style:style>
    <style:style style:name="T68" style:family="text">
      <style:text-properties fo:color="#000000" style:text-position="0% 100%" style:font-name="Bitstream Vera Sans2" officeooo:rsid="00bfc4c2" style:font-name-asian="OpenSymbol1" style:font-style-asian="normal" style:font-name-complex="OpenSymbol1" style:font-style-complex="normal"/>
    </style:style>
    <style:style style:name="T69" style:family="text">
      <style:text-properties fo:color="#000000" style:text-position="0% 100%" style:font-name="Bitstream Vera Sans2" fo:font-weight="normal" officeooo:rsid="00bfc4c2" style:font-name-asian="OpenSymbol1" style:font-style-asian="normal" style:font-name-complex="OpenSymbol1" style:font-style-complex="normal"/>
    </style:style>
    <style:style style:name="T70" style:family="text">
      <style:text-properties fo:color="#000000" style:text-position="0% 100%" officeooo:rsid="0096a503" style:font-name-asian="OpenSymbol1" style:font-style-asian="normal" style:font-name-complex="OpenSymbol1" style:font-style-complex="normal"/>
    </style:style>
    <style:style style:name="T71" style:family="text">
      <style:text-properties fo:color="#000000" style:text-position="0% 100%" officeooo:rsid="0097b8d1" style:font-name-asian="OpenSymbol1" style:font-style-asian="normal" style:font-name-complex="OpenSymbol1" style:font-style-complex="normal"/>
    </style:style>
    <style:style style:name="T72" style:family="text">
      <style:text-properties fo:color="#000000" style:text-position="0% 100%" officeooo:rsid="00999acb" style:font-name-asian="OpenSymbol1" style:font-style-asian="normal" style:font-name-complex="OpenSymbol1" style:font-style-complex="normal"/>
    </style:style>
    <style:style style:name="T73" style:family="text">
      <style:text-properties fo:color="#000000" style:text-position="0% 100%" officeooo:rsid="00689e8c" style:font-name-asian="OpenSymbol1" style:font-style-asian="normal" style:font-name-complex="OpenSymbol1" style:font-style-complex="normal"/>
    </style:style>
    <style:style style:name="T74" style:family="text">
      <style:text-properties fo:color="#000000" style:text-position="0% 100%" officeooo:rsid="00b2e42b" style:font-name-asian="OpenSymbol1" style:font-style-asian="normal" style:font-name-complex="OpenSymbol1" style:font-style-complex="normal"/>
    </style:style>
    <style:style style:name="T75" style:family="text">
      <style:text-properties fo:color="#000000" style:text-position="0% 100%" style:font-name="Bahnschrift SemiLight" officeooo:rsid="00999acb" style:font-name-asian="OpenSymbol1" style:font-style-asian="normal" style:font-name-complex="OpenSymbol1" style:font-style-complex="normal"/>
    </style:style>
    <style:style style:name="T76" style:family="text">
      <style:text-properties fo:color="#000000" style:text-position="0% 100%" style:font-name="Bitstream Vera Sans5" fo:font-size="10pt" fo:font-weight="normal" officeooo:rsid="0097b8d1" style:font-name-asian="OpenSymbol1" style:font-size-asian="10.5pt" style:font-style-asian="normal" style:font-name-complex="OpenSymbol1" style:font-style-complex="normal"/>
    </style:style>
    <style:style style:name="T77" style:family="text">
      <style:text-properties fo:color="#000000" style:text-position="0% 100%" style:font-name="Verdana2" officeooo:rsid="00689e8c" style:font-name-asian="Verdana2" style:font-style-asian="normal" style:font-name-complex="Verdana2" style:font-style-complex="normal"/>
    </style:style>
    <style:style style:name="T78" style:family="text">
      <style:text-properties fo:color="#000000" style:text-position="0% 100%" style:font-name="Bitstream Vera Sans" fo:font-size="10pt" fo:font-weight="normal" fo:background-color="transparent" loext:char-shading-value="0" style:font-name-asian="Bitstream Vera Sans" style:font-name-complex="Bitstream Vera Sans"/>
    </style:style>
    <style:style style:name="T79" style:family="text">
      <style:text-properties fo:color="#000000" style:text-position="0% 100%" style:font-name="Bitstream Vera Sans" fo:font-size="10pt" fo:font-weight="normal" officeooo:rsid="00bdf99c" fo:background-color="transparent" loext:char-shading-value="0" style:font-name-asian="Bitstream Vera Sans" style:font-name-complex="Bitstream Vera Sans"/>
    </style:style>
    <style:style style:name="T80" style:family="text">
      <style:text-properties fo:color="#000000" style:text-position="0% 100%" style:font-name="Bitstream Vera Sans" fo:font-size="10pt" fo:font-weight="normal" officeooo:rsid="00ac8a7e" fo:background-color="transparent" loext:char-shading-value="0" style:font-name-asian="Bitstream Vera Sans" style:font-name-complex="Bitstream Vera Sans"/>
    </style:style>
    <style:style style:name="T81" style:family="text">
      <style:text-properties fo:color="#000000" style:text-position="0% 100%" style:font-name="Bitstream Vera Sans" fo:font-size="10pt" fo:font-weight="normal" officeooo:rsid="00af0991" fo:background-color="transparent" loext:char-shading-value="0" style:font-name-asian="Bitstream Vera Sans" style:font-name-complex="Bitstream Vera Sans"/>
    </style:style>
    <style:style style:name="T82" style:family="text">
      <style:text-properties fo:color="#000000" style:text-position="0% 100%" style:font-name="OpenSymbol" fo:font-size="10pt" fo:font-weight="normal" officeooo:rsid="00bdf99c" fo:background-color="transparent" loext:char-shading-value="0" style:font-name-asian="OpenSymbol" style:font-name-complex="OpenSymbol"/>
    </style:style>
    <style:style style:name="T83" style:family="text">
      <style:text-properties fo:color="#000000" style:text-position="0% 100%" style:font-name="OpenSymbol" fo:font-size="10pt" fo:font-style="normal" fo:font-weight="normal" officeooo:rsid="00b2e42b" fo:background-color="transparent" loext:char-shading-value="0" style:font-name-asian="OpenSymbol" style:font-size-asian="10.5pt" style:font-style-asian="normal" style:font-weight-asian="normal" style:font-name-complex="OpenSymbol" style:font-style-complex="normal" style:font-weight-complex="normal"/>
    </style:style>
    <style:style style:name="T84" style:family="text">
      <style:text-properties fo:color="#000000" style:text-position="0% 100%" style:text-underline-style="none" fo:font-weight="normal" officeooo:rsid="00689e8c" style:font-name-asian="OpenSymbol1" style:font-size-asian="10pt" style:font-style-asian="normal" style:font-weight-asian="normal" style:font-name-complex="OpenSymbol1" style:font-size-complex="10pt" style:font-style-complex="normal" style:font-weight-complex="normal"/>
    </style:style>
    <style:style style:name="T85" style:family="text">
      <style:text-properties fo:color="#000000" style:text-position="0% 100%" style:text-underline-style="none" fo:font-weight="normal" officeooo:rsid="00999acb" style:font-name-asian="OpenSymbol1" style:font-size-asian="10pt" style:font-style-asian="normal" style:font-weight-asian="normal" style:font-name-complex="OpenSymbol1" style:font-size-complex="10pt" style:font-style-complex="normal" style:font-weight-complex="normal"/>
    </style:style>
    <style:style style:name="T86" style:family="text">
      <style:text-properties fo:color="#000000" style:text-position="0% 100%" style:font-name="Adobe Caslon Pro Bold" officeooo:rsid="00bfc4c2" style:font-name-asian="Adobe Caslon Pro Bold" style:font-style-asian="normal" style:font-name-complex="Adobe Caslon Pro Bold" style:font-style-complex="normal"/>
    </style:style>
    <style:style style:name="T87" style:family="text">
      <style:text-properties fo:color="#000000" style:text-position="0% 100%" style:font-name="Adobe Caslon Pro Bold" fo:font-weight="normal" officeooo:rsid="00bfc4c2" style:font-name-asian="Adobe Caslon Pro Bold" style:font-style-asian="normal" style:font-name-complex="Adobe Caslon Pro Bold" style:font-style-complex="normal"/>
    </style:style>
    <style:style style:name="T88" style:family="text">
      <style:text-properties fo:color="#000000" style:font-name="Bitstream Vera Sans6" fo:font-size="10pt" fo:font-style="normal" fo:font-weight="normal" officeooo:rsid="00b2e42b" style:font-size-asian="10pt" style:font-style-asian="normal" style:font-size-complex="10pt" style:font-style-complex="normal"/>
    </style:style>
    <style:style style:name="T89" style:family="text">
      <style:text-properties fo:color="#000000" style:font-name="Bitstream Vera Sans5" fo:font-size="10pt" fo:font-weight="normal" officeooo:rsid="0096a503" style:font-size-asian="10.5pt" style:font-weight-asian="normal" style:font-weight-complex="normal" loext:shadow="none"/>
    </style:style>
    <style:style style:name="T90" style:family="text">
      <style:text-properties fo:color="#000000" style:font-name="Bitstream Vera Sans5" fo:font-size="10pt" fo:font-weight="normal" officeooo:rsid="00a4097e" style:font-size-asian="10.5pt" style:font-weight-asian="normal" style:font-weight-complex="normal" loext:shadow="none"/>
    </style:style>
    <style:style style:name="T91" style:family="text">
      <style:text-properties fo:color="#000000" style:font-name="Bitstream Vera Sans5" fo:font-size="10pt" fo:font-weight="normal" officeooo:rsid="00a4ed39" style:font-size-asian="10.5pt" style:font-weight-asian="normal" style:font-weight-complex="normal" loext:shadow="none"/>
    </style:style>
    <style:style style:name="T92" style:family="text">
      <style:text-properties fo:color="#000000" style:font-name="Bitstream Vera Sans5" fo:font-size="10pt" fo:font-weight="normal" officeooo:rsid="00a86455" style:font-size-asian="10.5pt" style:font-weight-asian="normal" style:font-weight-complex="normal" loext:shadow="none"/>
    </style:style>
    <style:style style:name="T93" style:family="text">
      <style:text-properties fo:color="#000000" style:font-name="Bitstream Vera Sans5" fo:font-size="10pt" fo:font-weight="normal" officeooo:rsid="00af0991" style:font-size-asian="10.5pt" style:font-weight-asian="normal" style:font-weight-complex="normal" loext:shadow="none"/>
    </style:style>
    <style:style style:name="T94" style:family="text">
      <style:text-properties fo:color="#000000" style:font-name="Bitstream Vera Sans5" fo:font-size="10pt" fo:font-weight="normal" officeooo:rsid="00b08fa8" style:font-size-asian="10.5pt" style:font-weight-asian="normal" style:font-weight-complex="normal" loext:shadow="none"/>
    </style:style>
    <style:style style:name="T95" style:family="text">
      <style:text-properties fo:color="#000000" style:font-name="Bitstream Vera Sans5" fo:font-size="10pt" fo:font-weight="normal" officeooo:rsid="00b2681c" style:font-size-asian="10.5pt" style:font-weight-asian="normal" style:font-weight-complex="normal" loext:shadow="none"/>
    </style:style>
    <style:style style:name="T96" style:family="text">
      <style:text-properties fo:color="#000000" style:font-name="Bitstream Vera Sans5" fo:font-size="10pt" fo:font-weight="normal" officeooo:rsid="0097b8d1" style:font-size-asian="10.5pt"/>
    </style:style>
    <style:style style:name="T97" style:family="text">
      <style:text-properties fo:color="#000000" style:font-name="Bitstream Vera Sans5" fo:font-size="10pt" fo:font-weight="normal" officeooo:rsid="00be380c" style:font-size-asian="10.5pt"/>
    </style:style>
    <style:style style:name="T98" style:family="text">
      <style:text-properties fo:color="#000000" style:font-name="Bitstream Vera Sans5" fo:font-size="10pt" officeooo:rsid="005fe358"/>
    </style:style>
    <style:style style:name="T99" style:family="text">
      <style:text-properties fo:color="#000000" style:font-name="Bitstream Vera Sans5" fo:font-size="10pt" fo:font-style="normal" fo:font-weight="normal" officeooo:rsid="00b08fa8" style:font-name-asian="SimSun" style:font-size-asian="10.5pt" style:font-weight-asian="normal" style:font-name-complex="Lucida Sans" style:font-weight-complex="normal" loext:shadow="none"/>
    </style:style>
    <style:style style:name="T100" style:family="text">
      <style:text-properties fo:color="#000000" style:font-name="Bitstream Vera Sans5" fo:font-size="10pt" fo:font-style="normal" fo:font-weight="normal" officeooo:rsid="00b2681c" style:font-name-asian="SimSun" style:font-size-asian="10.5pt" style:font-weight-asian="normal" style:font-name-complex="Lucida Sans" style:font-weight-complex="normal" loext:shadow="none"/>
    </style:style>
    <style:style style:name="T101" style:family="text">
      <style:text-properties fo:color="#000000" style:font-name="Bitstream Vera Sans5" fo:font-size="10pt" fo:letter-spacing="-0.007cm" fo:font-weight="normal" officeooo:rsid="009ddcbc" style:font-size-asian="10.5pt" style:font-weight-asian="normal" style:font-weight-complex="normal" loext:shadow="none"/>
    </style:style>
    <style:style style:name="T102" style:family="text">
      <style:text-properties fo:color="#000000" style:font-name="Bitstream Vera Sans5" fo:font-size="10pt" fo:letter-spacing="-0.007cm" fo:font-weight="normal" officeooo:rsid="00999acb" style:font-size-asian="10.5pt" style:font-weight-asian="normal" style:font-weight-complex="normal" loext:shadow="none"/>
    </style:style>
    <style:style style:name="T103" style:family="text">
      <style:text-properties fo:color="#000000" style:font-name="Bitstream Vera Sans5" fo:font-size="10pt" fo:letter-spacing="-0.007cm" fo:font-weight="normal" officeooo:rsid="00abd95d" style:font-size-asian="10.5pt" style:font-weight-asian="normal" style:font-weight-complex="normal" loext:shadow="none"/>
    </style:style>
    <style:style style:name="T104" style:family="text">
      <style:text-properties fo:color="#000000" style:font-name="Bitstream Vera Sans5" fo:font-size="10pt" fo:letter-spacing="-0.011cm" fo:font-weight="normal" officeooo:rsid="00be380c" style:font-size-asian="10.5pt" style:font-weight-asian="normal" style:font-weight-complex="normal" loext:shadow="none"/>
    </style:style>
    <style:style style:name="T105" style:family="text">
      <style:text-properties fo:color="#000000" style:font-name="Bitstream Vera Sans5" fo:font-size="10pt" fo:letter-spacing="-0.011cm" fo:font-weight="normal" officeooo:rsid="00a9aa56" style:font-size-asian="10.5pt" style:font-weight-asian="normal" style:font-weight-complex="normal" loext:shadow="none"/>
    </style:style>
    <style:style style:name="T106" style:family="text">
      <style:text-properties fo:color="#000000" style:font-name="Bitstream Vera Sans2" fo:font-size="10pt" fo:font-style="normal" fo:font-weight="normal" officeooo:rsid="0096a503"/>
    </style:style>
    <style:style style:name="T107" style:family="text">
      <style:text-properties fo:color="#000000" style:font-name="Bitstream Vera Sans2" fo:font-size="10pt" fo:font-style="normal" fo:font-weight="normal" officeooo:rsid="009ca516"/>
    </style:style>
    <style:style style:name="T108" style:family="text">
      <style:text-properties fo:color="#000000" style:font-name="Bitstream Vera Sans2" fo:font-size="10pt" fo:font-style="normal" fo:font-weight="normal" officeooo:rsid="009ca516" style:font-name-asian="SimSun" style:font-weight-asian="normal" style:font-name-complex="Lucida Sans" style:font-weight-complex="normal"/>
    </style:style>
    <style:style style:name="T109" style:family="text">
      <style:text-properties fo:color="#000000" style:font-name="Bitstream Vera Sans2" fo:font-size="10pt" fo:font-style="normal" fo:font-weight="normal" officeooo:rsid="00999acb" style:font-name-asian="SimSun" style:font-weight-asian="normal" style:font-name-complex="Lucida Sans" style:font-weight-complex="normal"/>
    </style:style>
    <style:style style:name="T110" style:family="text">
      <style:text-properties fo:color="#000000" style:font-name="Bitstream Vera Sans2" fo:font-size="10pt" fo:font-style="normal" fo:font-weight="normal" officeooo:rsid="009ddcbc"/>
    </style:style>
    <style:style style:name="T111" style:family="text">
      <style:text-properties fo:color="#000000" style:font-name="Bitstream Vera Sans2" fo:font-size="10pt" fo:font-style="normal" fo:font-weight="normal" officeooo:rsid="00999acb"/>
    </style:style>
    <style:style style:name="T112" style:family="text">
      <style:text-properties fo:color="#000000" style:font-name="Bitstream Vera Sans2" fo:font-size="10pt" fo:font-style="normal" fo:font-weight="normal" officeooo:rsid="00be380c"/>
    </style:style>
    <style:style style:name="T113" style:family="text">
      <style:text-properties fo:color="#000000" style:font-name="Bitstream Vera Sans2" fo:font-size="10pt" fo:font-style="normal" officeooo:rsid="005fe358" fo:background-color="transparent" loext:char-shading-value="0"/>
    </style:style>
    <style:style style:name="T114" style:family="text">
      <style:text-properties fo:color="#000000" style:font-name="Bitstream Vera Sans2" officeooo:rsid="00689e8c"/>
    </style:style>
    <style:style style:name="T115" style:family="text">
      <style:text-properties fo:color="#000000" style:font-name="Arial" fo:font-weight="normal" style:font-name-asian="Arial" style:font-weight-asian="normal" style:font-name-complex="Arial" style:font-weight-complex="normal"/>
    </style:style>
    <style:style style:name="T116" style:family="text">
      <style:text-properties fo:color="#000000" style:font-name="Arial" fo:font-size="10pt" fo:font-style="normal" fo:font-weight="normal" officeooo:rsid="009ca516" style:font-name-asian="Arial" style:font-weight-asian="normal" style:font-name-complex="Arial" style:font-weight-complex="normal"/>
    </style:style>
    <style:style style:name="T117" style:family="text">
      <style:text-properties fo:color="#000000" officeooo:rsid="00689e8c"/>
    </style:style>
    <style:style style:name="T118" style:family="text">
      <style:text-properties fo:color="#000000" style:font-name="Calibri" officeooo:rsid="00689e8c"/>
    </style:style>
    <style:style style:name="T119" style:family="text">
      <style:text-properties fo:color="#000000" officeooo:rsid="00999acb"/>
    </style:style>
    <style:style style:name="T120" style:family="text">
      <style:text-properties fo:color="#000000" style:font-name="Bitstream Vera Sans" fo:font-size="10pt" fo:font-weight="normal" fo:background-color="transparent" loext:char-shading-value="0" style:font-name-asian="Bitstream Vera Sans" style:font-name-complex="Bitstream Vera Sans"/>
    </style:style>
    <style:style style:name="T121" style:family="text">
      <style:text-properties fo:color="#000000" style:font-name="Bitstream Vera Sans" fo:font-size="10pt" fo:font-weight="normal" officeooo:rsid="00ac8a7e" fo:background-color="transparent" loext:char-shading-value="0" style:font-name-asian="Bitstream Vera Sans" style:font-name-complex="Bitstream Vera Sans"/>
    </style:style>
    <style:style style:name="T122" style:family="text">
      <style:text-properties fo:color="#000000" style:font-name="Bitstream Vera Sans" fo:font-size="10pt" fo:font-weight="normal" officeooo:rsid="00af0991" fo:background-color="transparent" loext:char-shading-value="0" style:font-name-asian="Bitstream Vera Sans" style:font-name-complex="Bitstream Vera Sans"/>
    </style:style>
    <style:style style:name="T123" style:family="text">
      <style:text-properties fo:color="#000000" style:font-name="Bitstream Vera Sans" fo:font-size="10pt" fo:font-weight="normal" officeooo:rsid="00af0991" fo:background-color="transparent" loext:char-shading-value="0" style:font-name-asian="Bitstream Vera Sans" style:font-size-asian="10.5pt" style:font-weight-asian="bold" style:font-name-complex="Bitstream Vera Sans" style:font-weight-complex="normal" loext:shadow="none"/>
    </style:style>
    <style:style style:name="T124" style:family="text">
      <style:text-properties fo:color="#000000" style:font-name="OpenSymbol" fo:font-size="10pt" fo:font-weight="normal" fo:background-color="transparent" loext:char-shading-value="0" style:font-name-asian="OpenSymbol" style:font-name-complex="OpenSymbol"/>
    </style:style>
    <style:style style:name="T125" style:family="text">
      <style:text-properties fo:color="#000000" style:font-name="OpenSymbol" fo:font-size="10pt" fo:font-style="normal" fo:font-weight="normal" officeooo:rsid="0057de33" fo:background-color="transparent" loext:char-shading-value="0" style:font-name-asian="OpenSymbol" style:font-size-asian="10pt" style:font-style-asian="normal" style:font-name-complex="OpenSymbol" style:font-size-complex="10pt" style:font-style-complex="normal"/>
    </style:style>
    <style:style style:name="T126" style:family="text">
      <style:text-properties fo:color="#000000" style:text-position="super 58%" style:font-name="Bitstream Vera Sans" fo:font-size="10pt" fo:font-weight="normal" fo:background-color="transparent" loext:char-shading-value="0" style:font-name-asian="Bitstream Vera Sans" style:font-name-complex="Bitstream Vera Sans"/>
    </style:style>
    <style:style style:name="T127" style:family="text">
      <style:text-properties fo:color="#000000" style:text-position="super 58%" style:font-name="Bitstream Vera Sans" fo:font-size="10pt" fo:font-weight="normal" officeooo:rsid="00af0991" fo:background-color="transparent" loext:char-shading-value="0" style:font-name-asian="Bitstream Vera Sans" style:font-name-complex="Bitstream Vera Sans"/>
    </style:style>
    <style:style style:name="T128" style:family="text">
      <style:text-properties fo:color="#000000" fo:letter-spacing="-0.007cm" fo:font-weight="normal" officeooo:rsid="009ddcbc" style:font-weight-asian="normal" style:font-weight-complex="normal"/>
    </style:style>
    <style:style style:name="T129" style:family="text">
      <style:text-properties fo:color="#999999"/>
    </style:style>
    <style:style style:name="T130" style:family="text">
      <style:text-properties fo:color="#999999" style:font-name="Bitstream Vera Sans2" fo:font-size="10pt" fo:font-style="normal" fo:font-weight="normal" officeooo:rsid="0096a503"/>
    </style:style>
    <style:style style:name="T131" style:family="text">
      <style:text-properties fo:color="#999999" style:font-name="Bitstream Vera Sans2" fo:font-size="10pt" fo:font-style="normal" fo:font-weight="normal" officeooo:rsid="009ca516"/>
    </style:style>
    <style:style style:name="T132" style:family="text">
      <style:text-properties fo:color="#999999" style:font-name="Bitstream Vera Sans2" fo:font-size="10pt" fo:font-weight="normal" officeooo:rsid="00951988" style:font-name-asian="SimSun" style:font-size-asian="10.5pt" style:font-weight-asian="normal" style:font-name-complex="Lucida Sans" style:font-weight-complex="normal" loext:shadow="none"/>
    </style:style>
    <style:style style:name="T133" style:family="text">
      <style:text-properties fo:color="#999999" style:font-name="Bitstream Vera Sans2" officeooo:rsid="00689e8c"/>
    </style:style>
    <style:style style:name="T134" style:family="text">
      <style:text-properties fo:color="#999999" style:text-position="0% 100%" style:font-name="Bitstream Vera Sans2" fo:font-size="10pt" fo:font-style="normal" fo:font-weight="normal" officeooo:rsid="0096a503" style:font-name-asian="OpenSymbol1" style:font-style-asian="normal" style:font-weight-asian="bold" style:font-name-complex="OpenSymbol1" style:font-style-complex="normal" style:font-weight-complex="bold"/>
    </style:style>
    <style:style style:name="T135" style:family="text">
      <style:text-properties fo:color="#999999" style:text-position="0% 100%" officeooo:rsid="00999acb" style:font-name-asian="OpenSymbol1" style:font-style-asian="normal" style:font-name-complex="OpenSymbol1" style:font-style-complex="normal"/>
    </style:style>
    <style:style style:name="T136" style:family="text">
      <style:text-properties fo:color="#b85c00" fo:font-weight="bold" style:font-weight-asian="bold" style:font-weight-complex="bold"/>
    </style:style>
    <style:style style:name="T137" style:family="text">
      <style:text-properties officeooo:rsid="00999acb"/>
    </style:style>
    <style:style style:name="T138" style:family="text">
      <style:text-properties officeooo:rsid="009f195f"/>
    </style:style>
    <style:style style:name="T139" style:family="text">
      <style:text-properties officeooo:rsid="005fe358"/>
    </style:style>
    <style:style style:name="T140" style:family="text">
      <style:text-properties fo:color="#b3b3b3" style:font-name="Bitstream Vera Sans2" fo:font-size="10pt" fo:font-style="normal" officeooo:rsid="005fe358" fo:background-color="transparent" loext:char-shading-value="0"/>
    </style:style>
    <style:style style:name="T141" style:family="text">
      <style:text-properties fo:color="#b3b3b3" style:font-name="Bitstream Vera Sans" fo:font-size="10pt" fo:font-weight="normal" fo:background-color="transparent" loext:char-shading-value="0" style:font-name-asian="Bitstream Vera Sans" style:font-name-complex="Bitstream Vera Sans"/>
    </style:style>
    <style:style style:name="T142" style:family="text">
      <style:text-properties fo:color="#b3b3b3" style:text-position="0% 100%" style:font-name="Bitstream Vera Sans" fo:font-size="10pt" fo:font-weight="normal" officeooo:rsid="00bdf99c" fo:background-color="transparent" loext:char-shading-value="0" style:font-name-asian="Bitstream Vera Sans" style:font-name-complex="Bitstream Vera Sans"/>
    </style:style>
    <style:style style:name="T143" style:family="text">
      <style:text-properties officeooo:rsid="00689e8c" style:font-name-asian="SimSun" style:font-name-complex="Lucida Sans"/>
    </style:style>
    <style:style style:name="T144" style:family="text">
      <style:text-properties officeooo:rsid="00689e8c"/>
    </style:style>
    <style:style style:name="T145" style:family="text">
      <style:text-properties style:font-name="Verdana" officeooo:rsid="00689e8c" style:font-name-asian="Verdana" style:font-name-complex="Verdana"/>
    </style:style>
    <style:style style:name="T146" style:family="text">
      <style:text-properties fo:font-size="10pt" style:font-size-asian="10pt" style:font-size-complex="10pt"/>
    </style:style>
    <style:style style:name="T147" style:family="text">
      <style:text-properties fo:font-size="10pt" officeooo:rsid="00689e8c" style:font-size-asian="10pt" style:font-size-complex="10pt"/>
    </style:style>
    <style:style style:name="T148" style:family="text">
      <style:text-properties fo:font-size="10pt" fo:font-style="normal" officeooo:rsid="0057de33" style:font-size-asian="10pt" style:font-style-asian="normal" style:font-size-complex="10pt" style:font-style-complex="normal"/>
    </style:style>
    <style:style style:name="T149" style:family="text">
      <style:text-properties officeooo:rsid="00abd95d"/>
    </style:style>
    <style:style style:name="T150" style:family="text">
      <style:text-properties officeooo:rsid="00b2e42b"/>
    </style:style>
    <style:style style:name="T151" style:family="text">
      <style:text-properties officeooo:rsid="00b51897"/>
    </style:style>
    <style:style style:name="T152" style:family="text">
      <style:text-properties style:font-name="OpenSymbol" fo:background-color="transparent" loext:char-shading-value="0" style:font-name-asian="OpenSymbol" style:font-name-complex="OpenSymbol"/>
    </style:style>
    <style:style style:name="T153" style:family="text">
      <style:text-properties style:font-name="OpenSymbol" fo:font-size="10pt" fo:background-color="transparent" loext:char-shading-value="0" style:font-name-asian="OpenSymbol" style:font-name-complex="OpenSymbol"/>
    </style:style>
    <style:style style:name="T154" style:family="text">
      <style:text-properties fo:letter-spacing="-0.011cm" officeooo:rsid="00ab3b1d"/>
    </style:style>
    <style:style style:name="T155" style:family="text">
      <style:text-properties officeooo:rsid="00a86455" style:font-size-asian="10.5pt"/>
    </style:style>
    <style:style style:name="T156" style:family="text">
      <style:text-properties style:font-name="Bitstream Vera Sans5" fo:font-size="10pt" officeooo:rsid="00a86455" style:font-size-asian="10.5pt"/>
    </style:style>
    <style:style style:name="T157" style:family="text">
      <style:text-properties officeooo:rsid="00951988" style:font-weight-asian="bold" style:font-weight-complex="normal" loext:shadow="none"/>
    </style:style>
    <style:style style:name="T158" style:family="text">
      <style:text-properties officeooo:rsid="00a195ee" style:font-weight-asian="bold" style:font-weight-complex="normal" loext:shadow="none"/>
    </style:style>
    <style:style style:name="T159" style:family="text">
      <style:text-properties fo:color="#ffffff" style:font-name="Bitstream Vera Sans6" fo:font-size="11pt" fo:font-weight="bold" style:font-size-asian="11pt" style:font-weight-asian="bold" style:font-size-complex="11pt" style:font-weight-complex="bold"/>
    </style:style>
    <style:style style:name="T160" style:family="text">
      <style:text-properties style:font-name="Bitstream Vera Sans6" fo:font-size="10pt" style:font-size-asian="10pt" style:font-size-complex="10pt"/>
    </style:style>
    <style:style style:name="T161" style:family="text">
      <style:text-properties style:font-name="Bitstream Vera Sans6" fo:font-size="10.5pt" style:font-size-asian="10.5pt" style:font-size-complex="10.5pt"/>
    </style:style>
    <style:style style:name="T162" style:family="text">
      <style:text-properties fo:color="#ffffff" style:font-name="Bitstream Vera Sans6"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text:list-style style:name="L1">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Bold_5f_niv2" style:num-suffix="." style:num-format="a" text:start-value="2">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Bold_5f_niv2" style:num-suffix="." style:num-format="a">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Bold_5f_niv2"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Bold_5f_niv2"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Bold_5f_niv2" style:num-suffix="." style:num-format="a" text:start-value="2">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3802b" draw:textarea-horizontal-align="justify" draw:textarea-vertical-align="middle" draw:auto-grow-height="false" fo:min-height="0.57cm" fo:min-width="3.893cm" style:run-through="foreground"/>
    </style:style>
    <style:style style:name="gr3" style:family="graphic">
      <style:graphic-properties svg:stroke-color="#000000" draw:fill="none" draw:textarea-horizontal-align="justify" draw:textarea-vertical-align="middle" draw:auto-grow-height="false" fo:min-height="1.004cm" fo:min-width="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textarea-horizontal-align="justify" draw:textarea-vertical-align="middle" draw:auto-grow-height="false" fo:min-height="1.004cm" fo:min-width="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textarea-horizontal-align="justify" draw:textarea-vertical-align="middle" draw:auto-grow-height="false" fo:min-height="1cm" fo:min-width="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84409763" text:style-name="Num_5f_Exo">
        <text:list-header>
          <text:h text:style-name="P34" text:outline-level="1"><draw:g text:anchor-type="paragraph" draw:z-index="21" draw:name="Forme9" draw:style-name="gr1"><draw:custom-shape draw:style-name="gr2" draw:text-style-name="P110" svg:width="3.964cm" svg:height="0.641cm" draw:transform="skewX (0.00279252680319092) rotate (0.0872664625997165) translate (-0.370416666666667cm -0.0934861111111111cm)"><text:p text:style-name="P109"><text:span text:style-name="T159">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Bold_5f_niv2"><draw:frame draw:style-name="fr1" draw:name="Cadre3" text:anchor-type="as-char" svg:width="9.135cm" draw:z-index="11"><draw:text-box fo:min-height="3.93cm"><text:section text:style-name="Sect1" text:name="Section1"><text:p text:style-name="P26"/><text:p text:style-name="P32"><text:span text:style-name="T9">La vitesse maximale autorisée sur route est de 80 km/h. Convertis cette vitesse en m/s</text:span><text:span text:style-name="T8">.</text:span></text:p><text:list xml:id="list2864574866" text:style-name="_5f_Numérotation_20_des_20_exercices_20_livrets"><text:list-header><text:p text:style-name="P66"><text:span text:style-name="Bold_5f_niv2">Correction</text:span></text:p><text:p text:style-name="P67"><text:span text:style-name="T139">80</text:span> km/h signifie qu’<text:span text:style-name="T112">on</text:span> parcourt <text:span text:style-name="T139">8</text:span><text:span text:style-name="T39">0</text:span><text:span text:style-name="T41"> </text:span>km en 1 h,</text:p><text:p text:style-name="P83"><text:span text:style-name="T98">s</text:span>oit <text:span text:style-name="T139">80 000</text:span> m en <text:span text:style-name="_5f_pointillés_20_gris"><text:span text:style-name="T113">3 600</text:span></text:span><text:span text:style-name="_5f_pointillés_20_gris"><text:span text:style-name="T140"> </text:span></text:span>s.</text:p><text:p text:style-name="P84"><text:span text:style-name="T98">80 000 </text:span><text:span text:style-name="T40"></text:span><text:span text:style-name="T98"> 3 600 </text:span><text:span text:style-name="_5f_Symbole"><text:span text:style-name="T30">≈</text:span></text:span><text:span text:style-name="T98"> 22,2.</text:span></text:p><text:p text:style-name="P85"><text:span text:style-name="T12">Donc </text:span><text:span text:style-name="T27">80 km/h </text:span><text:span text:style-name="_5f_Symbole"><text:span text:style-name="T31">≈</text:span></text:span><text:span text:style-name="T28"> 22,2 m/s</text:span><text:span text:style-name="T12">.</text:span></text:p></text:list-header></text:list></text:section></draw:text-box></draw:frame></text:span></text:h>
          <text:list>
            <text:list-item>
              <text:list>
                <text:list-item>
                  <text:list>
                    <text:list-item>
                      <text:h text:style-name="P35" text:outline-level="1"><text:span text:style-name="Bold_5f_niv2"><text:span text:style-name="T47"> </text:span></text:span><text:span text:style-name="Bold_5f_niv1"><text:span text:style-name="T157">Avec des </text:span></text:span><text:span text:style-name="Bold_5f_niv1"><text:span text:style-name="T158">durée</text:span></text:span><text:span text:style-name="Bold_5f_niv1"><text:span text:style-name="T157">s</text:span></text:span></text:h>
                    </text:list-item>
                  </text:list>
                </text:list-item>
              </text:list>
            </text:list-item>
          </text:list>
          <text:h text:style-name="P38" text:outline-level="1"><text:span text:style-name="Bold_5f_niv2"><text:span text:style-name="T89">Convertis en heures et minutes.</text:span></text:span></text:h>
        </text:list-header>
      </text:list>
      <text:list xml:id="list2790626306" text:style-name="liste_5f_abc">
        <text:list-item>
          <text:p text:style-name="P71"><text:span text:style-name="T106">3,5 h </text:span><text:span text:style-name="_5f_Symbole"><text:span text:style-name="T33">=</text:span></text:span><text:span text:style-name="T130"> </text:span><text:span text:style-name="_5f_pointillés_20_gris"><text:span text:style-name="T19"><text:tab/></text:span></text:span></text:p>
        </text:list-item>
        <text:list-item>
          <text:p text:style-name="P71"><text:span text:style-name="T106">13,2 h </text:span><text:span text:style-name="_5f_Symbole"><text:span text:style-name="T33">=</text:span></text:span><text:span text:style-name="T130"> </text:span><text:span text:style-name="_5f_pointillés_20_gris"><text:span text:style-name="T19"><text:tab/></text:span></text:span></text:p>
        </text:list-item>
        <text:list-item>
          <text:p text:style-name="P72"><text:span text:style-name="_5f_pointillés_20_gris"><text:span text:style-name="T55">5,9 h </text:span></text:span><text:span text:style-name="_5f_Symbole"><text:span text:style-name="T33">=</text:span></text:span><text:span text:style-name="_5f_pointillés_20_gris"><text:span text:style-name="T55"> </text:span></text:span><text:span text:style-name="_5f_pointillés_20_gris"><text:span text:style-name="T19"><text:tab/></text:span></text:span></text:p>
        </text:list-item>
        <text:list-item>
          <text:p text:style-name="P73"><text:span text:style-name="_5f_pointillés_20_gris"><text:span text:style-name="T70">4,15 h </text:span></text:span><text:span text:style-name="_5f_Symbole"><text:span text:style-name="T32">=</text:span></text:span><text:span text:style-name="_5f_pointillés_20_gris"><text:span text:style-name="T70"> </text:span></text:span><text:span text:style-name="_5f_pointillés_20_gris"><text:span text:style-name="T14"><text:tab/></text:span></text:span></text:p>
        </text:list-item>
      </text:list>
      <text:list xml:id="list91309128522291" text:continue-list="list484409763" text:style-name="Num_5f_Exo">
        <text:list-item>
          <text:list>
            <text:list-item>
              <text:list>
                <text:list-item>
                  <text:list>
                    <text:list-item>
                      <text:h text:style-name="P39" text:outline-level="1"><text:span text:style-name="Bold_5f_niv2"><text:span text:style-name="T47"> </text:span></text:span><text:span text:style-name="Bold_5f_niv2"><text:span text:style-name="T89">Convertis en heures, minutes et secondes.</text:span></text:span></text:h>
                    </text:list-item>
                  </text:list>
                </text:list-item>
              </text:list>
            </text:list-item>
          </text:list>
        </text:list-item>
      </text:list>
      <text:list xml:id="list91307480449507" text:continue-list="list2790626306" text:style-name="liste_5f_abc">
        <text:list-item text:start-value="1">
          <text:p text:style-name="P72"><text:span text:style-name="T106">3 456 s </text:span><text:span text:style-name="_5f_Symbole"><text:span text:style-name="T33">=</text:span></text:span><text:span text:style-name="T106"> </text:span><text:span text:style-name="_5f_pointillés_20_gris"><text:span text:style-name="T19"><text:tab/></text:span></text:span></text:p>
        </text:list-item>
        <text:list-item>
          <text:p text:style-name="P72"><text:span text:style-name="_5f_pointillés_20_gris"><text:span text:style-name="T58">10</text:span></text:span><text:span text:style-name="_5f_pointillés_20_gris"><text:span text:style-name="T57"> </text:span></text:span><text:span text:style-name="_5f_pointillés_20_gris"><text:span text:style-name="T58">032 </text:span></text:span><text:span text:style-name="_5f_pointillés_20_gris"><text:span text:style-name="T57">s </text:span></text:span><text:span text:style-name="_5f_Symbole"><text:span text:style-name="T34">=</text:span></text:span><text:span text:style-name="_5f_pointillés_20_gris"><text:span text:style-name="T57"> </text:span></text:span><text:span text:style-name="_5f_pointillés_20_gris"><text:span text:style-name="T20"><text:tab/></text:span></text:span></text:p>
        </text:list-item>
        <text:list-item>
          <text:p text:style-name="P72"><text:span text:style-name="_5f_pointillés_20_gris"><text:span text:style-name="T58"><text:s/>567</text:span></text:span><text:span text:style-name="_5f_pointillés_20_gris"><text:span text:style-name="T57"> s</text:span></text:span><text:span text:style-name="_5f_pointillés_20_gris"><text:span text:style-name="T58"> </text:span></text:span><text:span text:style-name="_5f_Symbole"><text:span text:style-name="T34">=</text:span></text:span><text:span text:style-name="_5f_pointillés_20_gris"><text:span text:style-name="T57"> </text:span></text:span><text:span text:style-name="_5f_pointillés_20_gris"><text:span text:style-name="T20"><text:tab/></text:span></text:span></text:p>
        </text:list-item>
        <text:list-item>
          <text:p text:style-name="P72"><text:span text:style-name="_5f_pointillés_20_gris"><text:span text:style-name="T57">74 min</text:span></text:span><text:span text:style-name="_5f_pointillés_20_gris"><text:span text:style-name="T58"> </text:span></text:span><text:span text:style-name="_5f_Symbole"><text:span text:style-name="T34">=</text:span></text:span><text:span text:style-name="_5f_pointillés_20_gris"><text:span text:style-name="T134"> </text:span></text:span><text:span text:style-name="_5f_pointillés_20_gris"><text:span text:style-name="T20"><text:tab/></text:span></text:span></text:p>
        </text:list-item>
      </text:list>
      <text:list xml:id="list91308251453281" text:continue-list="list91309128522291" text:style-name="Num_5f_Exo">
        <text:list-item>
          <text:list>
            <text:list-item>
              <text:list>
                <text:list-item>
                  <text:list>
                    <text:list-item>
                      <text:list>
                        <text:list-item>
                          <text:h text:style-name="P41" text:outline-level="1"> <text:span text:style-name="T37">Nouredine part de chez lui à 14 h 55 et revient à 17 h 38. Quelle a été la durée de son absence :</text:span></text:h>
                        </text:list-item>
                      </text:list>
                    </text:list-item>
                  </text:list>
                </text:list-item>
              </text:list>
            </text:list-item>
          </text:list>
        </text:list-item>
      </text:list>
      <text:list xml:id="list91308032165371" text:continue-list="list91307480449507" text:style-name="liste_5f_abc">
        <text:list-item text:start-value="1">
          <text:p text:style-name="P58"><text:span text:style-name="T96">en heure</text:span><text:span text:style-name="T97">s</text:span><text:span text:style-name="T96"> et minutes ? </text:span><text:span text:style-name="_5f_pointillés_20_gris"><text:span text:style-name="T23"><text:tab/></text:span></text:span></text:p>
        </text:list-item>
        <text:list-item>
          <text:h text:style-name="P42" text:outline-level="1"><text:span text:style-name="_5f_pointillés_20_gris"><text:span text:style-name="T71">en minutes ? </text:span></text:span><text:span text:style-name="_5f_pointillés_20_gris"><text:span text:style-name="T23"><text:tab/></text:span></text:span></text:h>
        </text:list-item>
        <text:list-item>
          <text:h text:style-name="P42" text:outline-level="1"><text:span text:style-name="_5f_pointillés_20_gris"><text:span text:style-name="T71">en </text:span></text:span><text:span text:style-name="_5f_pointillés_20_gris"><text:span text:style-name="T64">secondes</text:span></text:span><text:span text:style-name="_5f_pointillés_20_gris"><text:span text:style-name="T71"> ?</text:span></text:span><text:span text:style-name="_5f_pointillés_20_gris"><text:span text:style-name="T76"> </text:span></text:span><text:span text:style-name="_5f_pointillés_20_gris"><text:span text:style-name="T23"><text:tab/></text:span></text:span></text:h>
        </text:list-item>
      </text:list>
      <text:list xml:id="list91309007298153" text:continue-list="list91308251453281" text:style-name="Num_5f_Exo">
        <text:list-item>
          <text:h text:style-name="P39" text:outline-level="1"><text:span text:style-name="Bold_5f_niv2"><text:span text:style-name="T47"> </text:span></text:span><text:span text:style-name="Bold_5f_niv2"><text:span text:style-name="T43">Avec des vitesses</text:span></text:span></text:h>
          <text:h text:style-name="P44" text:outline-level="1"><text:span text:style-name="Bold_5f_niv2"><text:span text:style-name="T92">Associe raisonnablement un objet et une vitesse.</text:span></text:span></text:h>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1"><text:span text:style-name="T156">u</text:span><text:span text:style-name="T155">ne voiture</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7">28<text:span text:style-name="T137"> </text:span>000<text:span text:style-name="T137"> </text:span>km/h</text:p>
          </table:table-cell>
        </table:table-row>
        <table:table-row>
          <table:table-cell table:style-name="Tableau1.A1" office:value-type="string">
            <text:p text:style-name="P31"><text:span text:style-name="T156">u</text:span><text:span text:style-name="T155">n avion</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7">100<text:span text:style-name="T137"> </text:span>km/h</text:p>
          </table:table-cell>
        </table:table-row>
        <table:table-row>
          <table:table-cell table:style-name="Tableau1.A1" office:value-type="string">
            <text:p text:style-name="P31"><text:span text:style-name="T156">u</text:span><text:span text:style-name="T155">n vélo</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8">100<text:span text:style-name="T137"> </text:span>000<text:span text:style-name="T137"> </text:span>km/h</text:p>
          </table:table-cell>
        </table:table-row>
        <table:table-row>
          <table:table-cell table:style-name="Tableau1.A1" office:value-type="string">
            <text:p text:style-name="P30"><text:span text:style-name="T156">u</text:span><text:span text:style-name="T155">n marcheur</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7">1<text:span text:style-name="T137"> </text:span>000<text:span text:style-name="T137"> </text:span>km/h</text:p>
          </table:table-cell>
        </table:table-row>
        <table:table-row>
          <table:table-cell table:style-name="Tableau1.A1" office:value-type="string">
            <text:p text:style-name="P31"><text:span text:style-name="T156">u</text:span><text:span text:style-name="T155">n satellite </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7">4<text:span text:style-name="T137"> </text:span>km/h</text:p>
          </table:table-cell>
        </table:table-row>
        <table:table-row>
          <table:table-cell table:style-name="Tableau1.A1" office:value-type="string">
            <text:p text:style-name="P31"><text:span text:style-name="T156">l</text:span><text:span text:style-name="T155">a Terre</text:span></text:p>
          </table:table-cell>
          <table:table-cell table:style-name="Tableau1.A1" office:value-type="string">
            <text:p text:style-name="P29">●</text:p>
          </table:table-cell>
          <table:table-cell table:style-name="Tableau1.A1" office:value-type="string">
            <text:p text:style-name="P29">●</text:p>
          </table:table-cell>
          <table:table-cell table:style-name="Tableau1.A1" office:value-type="string">
            <text:p text:style-name="P27">30<text:span text:style-name="T137"> </text:span>km/h</text:p>
          </table:table-cell>
        </table:table-row>
      </table:table>
      <text:list xml:id="list91309050658459" text:continue-numbering="true" text:style-name="Num_5f_Exo">
        <text:list-item>
          <text:h text:style-name="P40" text:outline-level="1"><text:span text:style-name="Bold_5f_niv2"><text:span text:style-name="T47"> </text:span></text:span><text:span text:style-name="Bold_5f_niv2"><text:span text:style-name="T104">La vitesse 5</text:span></text:span><text:span text:style-name="Bold_5f_niv2"><text:span text:style-name="T105">6 m/s est-elle supérieure à 202 km/h ?</text:span></text:span></text:h>
          <text:p text:style-name="P59"><text:span text:style-name="_5f_pointillés_20_gris"><text:tab/></text:span></text:p>
        </text:list-item>
      </text:list>
      <text:p text:style-name="FILET_5f_POINTILLES"><text:span text:style-name="_5f_pointillés_20_gris"><text:tab/></text:span></text:p>
      <text:p text:style-name="FILET_5f_POINTILLES"><text:span text:style-name="_5f_pointillés_20_gris"><text:tab/></text:span></text:p>
      <text:list xml:id="list91309111844366" text:continue-numbering="true" text:style-name="Num_5f_Exo">
        <text:list-item>
          <text:h text:style-name="P33" text:outline-level="1"><text:span text:style-name="T61"> </text:span><text:span text:style-name="Bold_5f_niv2"><text:span text:style-name="T35">a.</text:span></text:span><text:span text:style-name="T63"> </text:span><text:span text:style-name="T61">C</text:span><text:span text:style-name="T62">onvertis en m/s.</text:span></text:h>
        </text:list-item>
      </text:list>
      <text:p text:style-name="P24"><text:span text:style-name="_5f_pointillés_20_gris"><text:span text:style-name="T86">•</text:span></text:span><text:span text:style-name="_5f_pointillés_20_gris"><text:span text:style-name="T68"> </text:span></text:span><text:span text:style-name="_5f_pointillés_20_gris"><text:span text:style-name="T72">50 km/h : </text:span></text:span><text:span text:style-name="_5f_pointillés_20_gris"><text:span text:style-name="T15"><text:tab/></text:span></text:span></text:p>
      <text:p text:style-name="P25"><text:span text:style-name="_5f_pointillés_20_gris"><text:span text:style-name="T86">•</text:span></text:span><text:span text:style-name="_5f_pointillés_20_gris"><text:span text:style-name="T68"> </text:span></text:span><text:span text:style-name="_5f_pointillés_20_gris"><text:span text:style-name="T72">130 km/h :</text:span></text:span><text:span text:style-name="_5f_pointillés_20_gris"><text:span text:style-name="T135"> </text:span></text:span><text:span text:style-name="_5f_pointillés_20_gris"><text:span text:style-name="T15"><text:tab/></text:span></text:span></text:p>
      <text:p text:style-name="P25"><text:span text:style-name="_5f_pointillés_20_gris"><text:span text:style-name="T86">•</text:span></text:span><text:span text:style-name="_5f_pointillés_20_gris"><text:span text:style-name="T68"> </text:span></text:span><text:span text:style-name="_5f_pointillés_20_gris"><text:span text:style-name="T72">30 km/h : </text:span></text:span><text:span text:style-name="_5f_pointillés_20_gris"><text:span text:style-name="T15"><text:tab/></text:span></text:span></text:p>
      <text:p text:style-name="P25"><text:span text:style-name="_5f_pointillés_20_gris"><text:span text:style-name="T87">•</text:span></text:span><text:span text:style-name="_5f_pointillés_20_gris"><text:span text:style-name="T69"> </text:span></text:span><text:span text:style-name="_5f_pointillés_20_gris"><text:span text:style-name="T59">110 </text:span></text:span><text:span text:style-name="_5f_pointillés_20_gris"><text:span text:style-name="T72">km/h :</text:span></text:span><text:span text:style-name="_5f_pointillés_20_gris"><text:span text:style-name="T135"> </text:span></text:span><text:span text:style-name="_5f_pointillés_20_gris"><text:span text:style-name="T15"><text:tab/></text:span></text:span></text:p>
      <text:p text:style-name="P25"><text:span text:style-name="_5f_pointillés_20_gris"><text:span text:style-name="T86">•</text:span></text:span><text:span text:style-name="_5f_pointillés_20_gris"><text:span text:style-name="T68"> </text:span></text:span><text:span text:style-name="_5f_pointillés_20_gris"><text:span text:style-name="T72">80 km/h :</text:span></text:span><text:span text:style-name="_5f_pointillés_20_gris"><text:span text:style-name="T135"> </text:span></text:span><text:span text:style-name="_5f_pointillés_20_gris"><text:span text:style-name="T15"><text:tab/></text:span></text:span></text:p>
      <text:list xml:id="list91309000291616" text:continue-list="list91308032165371" text:style-name="liste_5f_abc">
        <text:list-header>
          <text:p text:style-name="P76"><text:span text:style-name="Bold_5f_niv2"><text:span text:style-name="T48">b</text:span></text:span><text:span text:style-name="Bold_5f_niv2"><text:span text:style-name="T36">.</text:span></text:span><text:span text:style-name="_5f_pointillés_20_gris"><text:span text:style-name="T56"> </text:span></text:span><text:span text:style-name="_5f_pointillés_20_gris"><text:span text:style-name="T75">À</text:span></text:span><text:span text:style-name="_5f_pointillés_20_gris"><text:span text:style-name="T72"> quelle réglementation correspondent toutes ces vitesses ?</text:span></text:span></text:p>
          <text:list>
            <text:list-header>
              <text:p text:style-name="P86"><text:span text:style-name="_5f_pointillés_20_gris"><text:span text:style-name="T13"><text:tab/></text:span></text:span></text:p>
            </text:list-header>
          </text:list>
        </text:list-header>
      </text:list>
      <text:list xml:id="list91308209888030" text:continue-list="list91309111844366" text:style-name="Num_5f_Exo">
        <text:list-item>
          <text:h text:style-name="P45" text:outline-level="1"> <text:span text:style-name="T154">Dans cet exercice, en écrivant le(s) calcul(s) effectué(s), convertis en km/h, les vitesses de pointe :</text:span></text:h>
        </text:list-item>
      </text:list>
      <text:list xml:id="list2882456994" text:style-name="L1">
        <text:list-item>
          <text:h text:style-name="P47" text:outline-level="1">du guépard : 36 m/s.</text:h>
        </text:list-item>
      </text:list>
      <text:list xml:id="list91307866548739" text:continue-list="list91308209888030" text:style-name="Num_5f_Exo">
        <text:list-item>
          <text:list>
            <text:list-header>
              <text:p text:style-name="P87"><text:span text:style-name="_5f_pointillés_20_gris"><text:span text:style-name="T13"><text:tab/></text:span></text:span></text:p>
              <text:p text:style-name="P88"><text:span text:style-name="_5f_pointillés_20_gris"><text:span text:style-name="T13"><text:tab/></text:span></text:span></text:p>
            </text:list-header>
          </text:list>
        </text:list-item>
      </text:list>
      <text:list xml:id="list1919528921" text:style-name="L2">
        <text:list-item>
          <text:p text:style-name="P93">d’un coureur de 100 m : 10,4 m/s.</text:p>
          <text:list>
            <text:list-header>
              <text:p text:style-name="P96"><text:span text:style-name="_5f_pointillés_20_gris"><text:span text:style-name="T13"><text:tab/></text:span></text:span></text:p>
              <text:p text:style-name="P97"><text:span text:style-name="_5f_pointillés_20_gris"><text:span text:style-name="T13"><text:tab/></text:span></text:span></text:p>
            </text:list-header>
          </text:list>
        </text:list-item>
        <text:list-item>
          <text:p text:style-name="P100">du TGV : 159,6 m/s.</text:p>
          <text:p text:style-name="P101"><text:span text:style-name="_5f_pointillés_20_gris"><text:span text:style-name="T13"><text:tab/></text:span></text:span></text:p>
          <text:list>
            <text:list-header>
              <text:p text:style-name="P102"><text:span text:style-name="_5f_pointillés_20_gris"><text:span text:style-name="T13"><text:tab/></text:span></text:span></text:p>
            </text:list-header>
          </text:list>
        </text:list-item>
        <text:list-item>
          <text:p text:style-name="P103"><text:span text:style-name="T137">d’un escargot : </text:span><text:span text:style-name="T38">2 </text:span><text:span text:style-name="T137">cm/s.</text:span></text:p>
          <text:p text:style-name="P101"><text:span text:style-name="_5f_pointillés_20_gris"><text:span text:style-name="T13"><text:tab/></text:span></text:span></text:p>
          <text:list>
            <text:list-header>
              <text:p text:style-name="P102"><text:span text:style-name="_5f_pointillés_20_gris"><text:span text:style-name="T13"><text:tab/></text:span></text:span></text:p>
            </text:list-header>
          </text:list>
        </text:list-item>
        <text:list-item>
          <text:p text:style-name="P100">d’une formule 1 : 103,5 m/s.</text:p>
          <text:p text:style-name="P101"><text:span text:style-name="_5f_pointillés_20_gris"><text:span text:style-name="T13"><text:tab/></text:span></text:span></text:p>
          <text:list>
            <text:list-header>
              <text:p text:style-name="P102"><text:span text:style-name="_5f_pointillés_20_gris"><text:span text:style-name="T13"><text:tab/></text:span></text:span></text:p>
            </text:list-header>
          </text:list>
        </text:list-item>
      </text:list>
      <text:list xml:id="list91307818172859" text:continue-list="list91307866548739" text:style-name="Num_5f_Exo">
        <text:list-item>
          <text:h text:style-name="P46" text:outline-level="1"><text:span text:style-name="Bold_5f_niv2"><text:span text:style-name="T41"> </text:span></text:span><text:span text:style-name="Bold_5f_niv2"><text:span text:style-name="T151">Intrus</text:span></text:span></text:h>
        </text:list-item>
      </text:list>
      <text:list xml:id="list3554064645" text:style-name="L3">
        <text:list-item>
          <text:h text:style-name="P48" text:outline-level="1"><text:span text:style-name="Bold_5f_niv2"><text:span text:style-name="T51">Colorie d’une même couleur les vitesses identiques.</text:span></text:span><text:span text:style-name="Bold_5f_niv2"><text:span text:style-name="T90"> </text:span></text:span></text:h>
        </text:list-item>
      </text:list>
      <text:h text:style-name="P50" text:outline-level="1"><draw:custom-shape text:anchor-type="paragraph" draw:z-index="16" draw:name="Forme6_2" draw:style-name="gr5" draw:text-style-name="P112" svg:width="1.9cm" svg:height="1.001cm" svg:x="4.551cm" svg:y="0.199cm"><text:p text:style-name="P111"><text:span text:style-name="T160">100 m/s</text:span></text:p><draw:enhanced-geometry svg:viewBox="0 0 21600 21600" draw:type="rectangle" draw:enhanced-path="M 0 0 L 21600 0 21600 21600 0 21600 0 0 Z N"/></draw:custom-shape><draw:custom-shape text:anchor-type="paragraph" draw:z-index="13" draw:name="Forme6" draw:style-name="gr3" draw:text-style-name="P114" svg:width="1.9cm" svg:height="1.004cm" svg:x="0cm" svg:y="0.199cm"><text:p text:style-name="P111"><text:span text:style-name="T160">360 km/h</text:span></text:p><draw:enhanced-geometry svg:viewBox="0 0 21600 21600" draw:mirror-horizontal="false" draw:mirror-vertical="false" draw:type="rectangle" draw:enhanced-path="M 0 0 L 21600 0 21600 21600 0 21600 0 0 Z N"/></draw:custom-shape><draw:custom-shape text:anchor-type="paragraph" draw:z-index="15" draw:name="Forme6_1" draw:style-name="gr5" draw:text-style-name="P112" svg:width="1.9cm" svg:height="1.001cm" svg:x="2.251cm" svg:y="0.199cm"><text:p text:style-name="P111"><text:span text:style-name="T160">135 km/h</text:span></text:p><draw:enhanced-geometry svg:viewBox="0 0 21600 21600" draw:type="rectangle" draw:enhanced-path="M 0 0 L 21600 0 21600 21600 0 21600 0 0 Z N"/></draw:custom-shape><draw:custom-shape text:anchor-type="paragraph" draw:z-index="17" draw:name="Forme6_3" draw:style-name="gr4" draw:text-style-name="P112" svg:width="2.421cm" svg:height="1.004cm" svg:x="6.729cm" svg:y="0.199cm"><text:p text:style-name="P111"><text:span text:style-name="T160">32,4 km/min</text:span></text:p><draw:enhanced-geometry svg:viewBox="0 0 21600 21600" draw:type="rectangle" draw:enhanced-path="M 0 0 L 21600 0 21600 21600 0 21600 0 0 Z N"/></draw:custom-shape><text:span text:style-name="Bold_5f_niv2"><text:span text:style-name="T90"/></text:span></text:h>
      <text:h text:style-name="P50" text:outline-level="1"><text:span text:style-name="Bold_5f_niv2"><text:span text:style-name="T90"/></text:span></text:h>
      <text:h text:style-name="P50" text:outline-level="1"><text:span text:style-name="Bold_5f_niv2"><text:span text:style-name="T90"/></text:span></text:h>
      <text:h text:style-name="P50" text:outline-level="1"><draw:custom-shape text:anchor-type="paragraph" draw:z-index="14" draw:name="Forme6_0" draw:style-name="gr5" draw:text-style-name="P114" svg:width="1.9cm" svg:height="1.001cm" svg:x="0.349cm" svg:y="0.199cm"><text:p text:style-name="P111"><text:span text:style-name="T161">540 m/s</text:span></text:p><draw:enhanced-geometry svg:viewBox="0 0 21600 21600" draw:type="rectangle" draw:enhanced-path="M 0 0 L 21600 0 21600 21600 0 21600 0 0 Z N"/></draw:custom-shape><draw:custom-shape text:anchor-type="paragraph" draw:z-index="18" draw:name="Forme6_4" draw:style-name="gr3" draw:text-style-name="P112" svg:width="1.9cm" svg:height="1.004cm" svg:x="2.551cm" svg:y="0.199cm"><text:p text:style-name="P111"><text:span text:style-name="T160">6 km/min</text:span></text:p><draw:enhanced-geometry svg:viewBox="0 0 21600 21600" draw:type="rectangle" draw:enhanced-path="M 0 0 L 21600 0 21600 21600 0 21600 0 0 Z N"/></draw:custom-shape><draw:custom-shape text:anchor-type="paragraph" draw:z-index="19" draw:name="Forme6_5" draw:style-name="gr3" draw:text-style-name="P113" svg:width="1.9cm" svg:height="1.004cm" svg:x="4.75cm" svg:y="0.199cm"><text:p text:style-name="P111"><text:span text:style-name="T161">136 m/s</text:span></text:p><draw:enhanced-geometry svg:viewBox="0 0 21600 21600" draw:type="rectangle" draw:enhanced-path="M 0 0 L 21600 0 21600 21600 0 21600 0 0 Z N"/></draw:custom-shape><draw:custom-shape text:anchor-type="paragraph" draw:z-index="20" draw:name="Forme6_6" draw:style-name="gr3" draw:text-style-name="P112" svg:width="1.9cm" svg:height="1.004cm" svg:x="6.909cm" svg:y="0.199cm"><text:p text:style-name="P111"><text:span text:style-name="T160">37,5 m/s</text:span></text:p><draw:enhanced-geometry svg:viewBox="0 0 21600 21600" draw:type="rectangle" draw:enhanced-path="M 0 0 L 21600 0 21600 21600 0 21600 0 0 Z N"/></draw:custom-shape><text:span text:style-name="Bold_5f_niv2"><text:span text:style-name="T90"/></text:span></text:h>
      <text:h text:style-name="P50" text:outline-level="1"><text:span text:style-name="Bold_5f_niv2"><text:span text:style-name="T90"/></text:span></text:h>
      <text:h text:style-name="P50" text:outline-level="1"><text:span text:style-name="Bold_5f_niv2"><text:span text:style-name="T90"/></text:span></text:h>
      <text:list xml:id="list91308707774772" text:continue-numbering="true" text:style-name="L3">
        <text:list-item>
          <text:h text:style-name="P51" text:outline-level="1"><text:span text:style-name="Bold_5f_niv2"><text:span text:style-name="T91">Convertis l’intruse en km/min.</text:span></text:span></text:h>
        </text:list-item>
      </text:list>
      <text:list xml:id="list91308329248068" text:continue-list="list1919528921" text:style-name="L2">
        <text:list-header>
          <text:p text:style-name="P104"><text:span text:style-name="_5f_pointillés_20_gris"><text:span text:style-name="T24"><text:tab/></text:span></text:span></text:p>
          <text:p text:style-name="P102"><text:span text:style-name="_5f_pointillés_20_gris"><text:span text:style-name="T24"><text:tab/></text:span></text:span></text:p>
        </text:list-header>
      </text:list>
      <text:list xml:id="list91307368401058" text:continue-list="list91307818172859" text:style-name="Num_5f_Exo">
        <text:list-item>
          <text:h text:style-name="P36" text:outline-level="1"><text:soft-page-break/><text:span text:style-name="Bold_5f_niv2"><text:span text:style-name="T52"> </text:span></text:span><text:span text:style-name="Bold_5f_niv2"><text:span text:style-name="T49">Effectue les conversions suivantes.</text:span></text:span></text:h>
        </text:list-item>
      </text:list>
      <text:list xml:id="list1651877719" text:style-name="L4">
        <text:list-item>
          <text:p text:style-name="P94"><text:span text:style-name="T121">34</text:span><text:span text:style-name="T120"> dm</text:span><text:span text:style-name="T126">3</text:span><text:span text:style-name="T120"> </text:span><text:span text:style-name="T124">=</text:span><text:span text:style-name="T120"> </text:span><text:span text:style-name="T141"><text:tab/></text:span><text:span text:style-name="T120"> L</text:span></text:p>
        </text:list-item>
        <text:list-item>
          <text:p text:style-name="P98"><text:span text:style-name="T121">8</text:span><text:span text:style-name="T120"> m</text:span><text:span text:style-name="T126">3</text:span><text:span text:style-name="T120"> </text:span><text:span text:style-name="T124">=</text:span><text:span text:style-name="T120"> </text:span><text:span text:style-name="T141"><text:tab/></text:span><text:span text:style-name="T120"> L</text:span></text:p>
        </text:list-item>
        <text:list-item>
          <text:p text:style-name="P98"><text:span text:style-name="T120">1 mL </text:span><text:span text:style-name="T124">=</text:span><text:span text:style-name="T120"> </text:span><text:span text:style-name="T141"><text:tab/></text:span><text:span text:style-name="T120"> cm³</text:span></text:p>
        </text:list-item>
        <text:list-item>
          <text:p text:style-name="P98"><text:span text:style-name="T120">232,4 L </text:span><text:span text:style-name="T124">=</text:span><text:span text:style-name="T120"> </text:span><text:span text:style-name="T141"><text:tab/></text:span><text:span text:style-name="T120"> m³</text:span></text:p>
        </text:list-item>
        <text:list-item>
          <text:p text:style-name="P98"><text:span text:style-name="T120">56,78 cm</text:span><text:span text:style-name="T126">3</text:span><text:span text:style-name="T120"> </text:span><text:span text:style-name="T124">=</text:span><text:span text:style-name="T120"> </text:span><text:span text:style-name="T141"><text:tab/></text:span><text:span text:style-name="T120"> dL</text:span></text:p>
        </text:list-item>
        <text:list-item>
          <text:p text:style-name="P98"><text:span text:style-name="Bold_5f_niv2"><text:span text:style-name="T120">7 302 L </text:span></text:span><text:span text:style-name="Bold_5f_niv2"><text:span text:style-name="T124">=</text:span></text:span><text:span text:style-name="Bold_5f_niv2"><text:span text:style-name="T120"> </text:span></text:span><text:span text:style-name="Bold_5f_niv2"><text:span text:style-name="T141"><text:tab/></text:span></text:span><text:span text:style-name="Bold_5f_niv2"><text:span text:style-name="T120"> dam³</text:span></text:span></text:p>
        </text:list-item>
        <text:list-item>
          <text:p text:style-name="P98"><text:span text:style-name="Bold_5f_niv2"><text:span text:style-name="T80">67,5</text:span></text:span><text:span text:style-name="Bold_5f_niv2"><text:span text:style-name="T79"> </text:span></text:span><text:span text:style-name="Bold_5f_niv2"><text:span text:style-name="T80">da</text:span></text:span><text:span text:style-name="Bold_5f_niv2"><text:span text:style-name="T79">L </text:span></text:span><text:span text:style-name="Bold_5f_niv2"><text:span text:style-name="T82">=</text:span></text:span><text:span text:style-name="Bold_5f_niv2"><text:span text:style-name="T79"> </text:span></text:span><text:span text:style-name="Bold_5f_niv2"><text:span text:style-name="T142"><text:tab/></text:span></text:span><text:span text:style-name="Bold_5f_niv2"><text:span text:style-name="T79"> dam³</text:span></text:span></text:p>
        </text:list-item>
      </text:list>
      <text:list xml:id="list91307617661919" text:continue-list="list91307368401058" text:style-name="Num_5f_Exo">
        <text:list-item>
          <text:h text:style-name="P39" text:outline-level="1"><text:span text:style-name="Bold_5f_niv2"><text:span text:style-name="T52"> </text:span></text:span><text:span text:style-name="Bold_5f_niv2"><text:span text:style-name="T43">Avec des débits</text:span></text:span></text:h>
          <text:h text:style-name="P53" text:outline-level="1"><text:span text:style-name="Bold_5f_niv2"><text:span text:style-name="T93">Pour chaque </text:span></text:span><text:span text:style-name="Bold_5f_niv2"><text:span text:style-name="T94">débit</text:span></text:span><text:span text:style-name="Bold_5f_niv2"><text:span text:style-name="T93"> </text:span></text:span><text:span text:style-name="Bold_5f_niv2"><text:span text:style-name="T94">écris </text:span></text:span><text:span text:style-name="Bold_5f_niv2"><text:span text:style-name="T93">l’unité la plus adaptée </text:span></text:span><text:span text:style-name="Bold_5f_niv2"><text:span text:style-name="T94">parmi L/s ; L/min ; L/h ; m³/s.</text:span></text:span></text:h>
        </text:list-item>
      </text:list>
      <text:list xml:id="list1422214742" text:style-name="L5">
        <text:list-item>
          <text:h text:style-name="P49" text:outline-level="1"><text:span text:style-name="Bold_5f_niv2"><text:span text:style-name="T93">Le goutte à goutte d’un robinet : </text:span></text:span><text:span text:style-name="_5f_pointillés_20_gris"><text:span text:style-name="T25"><text:tab/></text:span></text:span></text:h>
        </text:list-item>
        <text:list-item>
          <text:h text:style-name="P52" text:outline-level="1"><text:span text:style-name="Bold_5f_niv2"><text:span text:style-name="T93">Le jet de la douche : </text:span></text:span><text:span text:style-name="_5f_pointillés_20_gris"><text:span text:style-name="T25"><text:tab/></text:span></text:span></text:h>
        </text:list-item>
        <text:list-item>
          <text:h text:style-name="P52" text:outline-level="1"><text:span text:style-name="Bold_5f_niv2"><text:span text:style-name="T95">U</text:span></text:span><text:span text:style-name="Bold_5f_niv2"><text:span text:style-name="T94">ne rivière : </text:span></text:span><text:span text:style-name="_5f_pointillés_20_gris"><text:span text:style-name="T25"><text:tab/></text:span></text:span></text:h>
        </text:list-item>
        <text:list-item>
          <text:h text:style-name="P52" text:outline-level="1"><text:span text:style-name="Bold_5f_niv2"><text:span text:style-name="T95">U</text:span></text:span><text:span text:style-name="Bold_5f_niv2"><text:span text:style-name="T94">ne fontaine : </text:span></text:span><text:span text:style-name="_5f_pointillés_20_gris"><text:span text:style-name="T25"><text:tab/></text:span></text:span></text:h>
        </text:list-item>
        <text:list-item>
          <text:h text:style-name="P52" text:outline-level="1"><text:span text:style-name="Bold_5f_niv2"><text:span text:style-name="T100">Une pompe à essence</text:span></text:span><text:span text:style-name="Bold_5f_niv2"><text:span text:style-name="T99"> : </text:span></text:span><text:span text:style-name="_5f_pointillés_20_gris"><text:span text:style-name="T25"><text:tab/></text:span></text:span></text:h>
        </text:list-item>
      </text:list>
      <text:list xml:id="list91308527937869" text:continue-list="list91307617661919" text:style-name="Num_5f_Exo">
        <text:list-item>
          <text:h text:style-name="P54" text:outline-level="1"><text:span text:style-name="Bold_5f_niv2"><text:span text:style-name="T52"> </text:span></text:span><text:span text:style-name="Bold_5f_niv2"><text:span text:style-name="T44">Grandeurs quotients</text:span></text:span></text:h>
          <text:p text:style-name="P77"><text:span text:style-name="T136">a.</text:span> <text:span text:style-name="T138">Complète pour c</text:span>onverti<text:span text:style-name="T138">r</text:span> 45 m³/s en L/min.</text:p>
          <text:p text:style-name="P68">45<text:span text:style-name="T137"> </text:span>m³/s signifie qu’il s’écoule 45<text:span text:style-name="T137"> </text:span>m³ en 1<text:span text:style-name="T137"> </text:span>s.</text:p>
          <text:p text:style-name="P78"><text:span text:style-name="T107">s</text:span><text:span text:style-name="T110">oit</text:span><text:span text:style-name="T107"> </text:span><text:span text:style-name="T131">…………..</text:span><text:span text:style-name="T107"> dm³ c’est-à-dire </text:span><text:span text:style-name="T131">…..…….…</text:span><text:span text:style-name="T107"> L </text:span><text:span text:style-name="T110">en 1</text:span><text:span text:style-name="T111"> </text:span><text:span text:style-name="T110">s.</text:span><text:span text:style-name="T107"> </text:span></text:p>
          <text:p text:style-name="P69">En 60<text:span text:style-name="T137"> </text:span>s, <text:span text:style-name="T149">cela donne :</text:span></text:p>
          <text:p text:style-name="P70"><text:span text:style-name="T129">……………..</text:span> <text:span text:style-name="_5f_opensymbol">×</text:span><text:span text:style-name="_5f_BVS"> </text:span><text:span text:style-name="T129">……………..</text:span> <text:span text:style-name="_5f_opensymbol"><text:span text:style-name="T153">=</text:span></text:span> <text:span text:style-name="T129">……………..</text:span> L.</text:p>
          <text:p text:style-name="P70">45<text:span text:style-name="T137"> </text:span>m³/s <text:span text:style-name="T152">=</text:span> <text:span text:style-name="T129">…………………….. </text:span>L/min.</text:p>
          <text:p text:style-name="P80">b. <text:span text:style-name="T49">De la même manière, convertis en L/min les débits des fleuves suivants.</text:span></text:p>
          <text:p text:style-name="P79"><text:span text:style-name="T115">●</text:span><text:span text:style-name="T53"> La Loire : 835,3</text:span><text:span text:style-name="T54"> </text:span><text:span text:style-name="T53">m³/s.</text:span></text:p>
          <text:list>
            <text:list-header>
              <text:p text:style-name="P90"><text:span text:style-name="_5f_pointillés_20_gris"><text:span text:style-name="T13"><text:tab/></text:span></text:span></text:p>
              <text:p text:style-name="P90"><text:span text:style-name="_5f_pointillés_20_gris"><text:span text:style-name="T13"><text:tab/></text:span></text:span></text:p>
            </text:list-header>
          </text:list>
          <text:p text:style-name="P78"><text:span text:style-name="T116">●</text:span><text:span text:style-name="T108"> Le Nil : 2</text:span><text:span text:style-name="T109"> </text:span><text:span text:style-name="T108">830</text:span><text:span text:style-name="T109"> </text:span><text:span text:style-name="T108">m³/s.</text:span></text:p>
          <text:list>
            <text:list-header>
              <text:p text:style-name="P90"><text:span text:style-name="_5f_pointillés_20_gris"><text:span text:style-name="T13"><text:tab/></text:span></text:span></text:p>
              <text:p text:style-name="P90"><text:span text:style-name="_5f_pointillés_20_gris"><text:span text:style-name="T13"><text:tab/></text:span></text:span></text:p>
            </text:list-header>
          </text:list>
          <text:p text:style-name="P74"><text:span text:style-name="T116">●</text:span><text:span text:style-name="T108"> L’Amazone : 209</text:span><text:span text:style-name="T109"> </text:span><text:span text:style-name="T108">300</text:span><text:span text:style-name="T109"> </text:span><text:span text:style-name="T108">m³/s.</text:span></text:p>
          <text:list>
            <text:list-header>
              <text:p text:style-name="P89"><text:span text:style-name="_5f_pointillés_20_gris"><text:span text:style-name="T22"><text:tab/></text:span></text:span></text:p>
              <text:p text:style-name="P90"><text:span text:style-name="_5f_pointillés_20_gris"><text:span text:style-name="T13"><text:tab/></text:span></text:span></text:p>
            </text:list-header>
          </text:list>
        </text:list-item>
        <text:list-item>
          <text:h text:style-name="P37" text:outline-level="1"><text:span text:style-name="Bold_5f_niv2"><text:span text:style-name="T52"> </text:span></text:span><text:span text:style-name="_5f_BVS"><text:span text:style-name="T42">Convertis dans l’unité demandée.</text:span></text:span></text:h>
        </text:list-item>
      </text:list>
      <text:list xml:id="list970108866" text:style-name="L6">
        <text:list-item>
          <text:p text:style-name="P95"><text:span text:style-name="T121">34</text:span><text:span text:style-name="T120"> m</text:span><text:span text:style-name="T126">3</text:span><text:span text:style-name="T78">/</text:span><text:span text:style-name="T81">s </text:span><text:span text:style-name="T124">=</text:span><text:span text:style-name="T120"> </text:span><text:span text:style-name="_5f_pointillés_20_gris"><text:span text:style-name="T18"><text:tab/></text:span></text:span><text:span text:style-name="T120"> L/</text:span><text:span text:style-name="T122">min</text:span></text:p>
        </text:list-item>
        <text:list-item>
          <text:p text:style-name="P99"><text:span text:style-name="T121">8</text:span><text:span text:style-name="T120"> m</text:span><text:span text:style-name="T126">3</text:span><text:span text:style-name="T78">/</text:span><text:span text:style-name="T81">s</text:span><text:span text:style-name="T120"> </text:span><text:span text:style-name="T124">=</text:span><text:span text:style-name="T120"> </text:span><text:span text:style-name="_5f_pointillés_20_gris"><text:span text:style-name="T18"><text:tab/></text:span></text:span><text:span text:style-name="T120"> L/</text:span><text:span text:style-name="T122">min</text:span></text:p>
        </text:list-item>
        <text:list-item>
          <text:p text:style-name="P99"><text:span text:style-name="T120">1 L/</text:span><text:span text:style-name="T122">s</text:span><text:span text:style-name="T120"> </text:span><text:span text:style-name="T124">=</text:span><text:span text:style-name="T120"> </text:span><text:span text:style-name="_5f_pointillés_20_gris"><text:span text:style-name="T18"><text:tab/></text:span></text:span><text:span text:style-name="T120"> m</text:span><text:span text:style-name="T127">3</text:span><text:span text:style-name="T122">/h</text:span></text:p>
        </text:list-item>
        <text:list-item>
          <text:p text:style-name="P99"><text:span text:style-name="T122">67</text:span><text:span text:style-name="T120"> </text:span><text:span text:style-name="T122">m</text:span><text:span text:style-name="T127">3</text:span><text:span text:style-name="T122">/h</text:span><text:span text:style-name="T120"> </text:span><text:span text:style-name="T124">=</text:span><text:span text:style-name="T120"> </text:span><text:span text:style-name="_5f_pointillés_20_gris"><text:span text:style-name="T18"><text:tab/></text:span></text:span><text:span text:style-name="T120"> </text:span><text:span text:style-name="T122">L/s</text:span></text:p>
        </text:list-item>
        <text:list-item>
          <text:p text:style-name="P99"><text:span text:style-name="T122">0,008</text:span><text:span text:style-name="T120"> m</text:span><text:span text:style-name="T126">3</text:span><text:span text:style-name="T78">/</text:span><text:span text:style-name="T81">h</text:span><text:span text:style-name="T120"> </text:span><text:span text:style-name="T124">=</text:span><text:span text:style-name="T120"> </text:span><text:span text:style-name="_5f_pointillés_20_gris"><text:span text:style-name="T18"><text:tab/></text:span></text:span><text:span text:style-name="T120"> L/</text:span><text:span text:style-name="T122">s</text:span></text:p>
        </text:list-item>
        <text:list-item>
          <text:p text:style-name="P99"><text:span text:style-name="Bold_5f_niv2"><text:span text:style-name="T123">693,4</text:span></text:span><text:span text:style-name="Bold_5f_niv2"><text:span text:style-name="T120"> L/</text:span></text:span><text:span text:style-name="Bold_5f_niv2"><text:span text:style-name="T122">s</text:span></text:span><text:span text:style-name="Bold_5f_niv2"><text:span text:style-name="T120"> </text:span></text:span><text:span text:style-name="Bold_5f_niv2"><text:span text:style-name="T124">=</text:span></text:span><text:span text:style-name="Bold_5f_niv2"><text:span text:style-name="T120"> </text:span></text:span><text:span text:style-name="_5f_pointillés_20_gris"><text:span text:style-name="T18"><text:tab/></text:span></text:span><text:span text:style-name="Bold_5f_niv2"><text:span text:style-name="T120"> m³/</text:span></text:span><text:span text:style-name="Bold_5f_niv2"><text:span text:style-name="T122">h</text:span></text:span></text:p>
        </text:list-item>
      </text:list>
      <text:list xml:id="list91307696546512" text:continue-list="list91308527937869" text:style-name="Num_5f_Exo">
        <text:list-item>
          <text:h text:style-name="P55" text:outline-level="1"><text:span text:style-name="Bold_5f_niv2"><text:span text:style-name="T50"> </text:span></text:span><text:span text:style-name="Bold_5f_niv2"><text:span text:style-name="T128">Un robinet </text:span></text:span><text:span text:style-name="Bold_5f_niv2"><text:span text:style-name="T101">est ouvert. Son débit est 1,5</text:span></text:span><text:span text:style-name="Bold_5f_niv2"><text:span text:style-name="T102"> </text:span></text:span><text:span text:style-name="Bold_5f_niv2"><text:span text:style-name="T103">L</text:span></text:span><text:span text:style-name="Bold_5f_niv2"><text:span text:style-name="T101">/min.</text:span></text:span></text:h>
          <text:h text:style-name="P43" text:outline-level="1"><text:span text:style-name="Bold_5f_niv2"><text:span text:style-name="T101">Quel est son débit en L/jour ? en m³/jour ? en m³/an ?</text:span></text:span></text:h>
          <text:list>
            <text:list-header>
              <text:p text:style-name="P92"><text:span text:style-name="_5f_pointillés_20_gris"><text:span text:style-name="T21"><text:tab/></text:span></text:span></text:p>
              <text:p text:style-name="P92"><text:span text:style-name="_5f_pointillés_20_gris"><text:span text:style-name="T21"><text:tab/></text:span></text:span></text:p>
              <text:p text:style-name="P92"><text:span text:style-name="_5f_pointillés_20_gris"><text:span text:style-name="T21"><text:tab/></text:span></text:span></text:p>
              <text:p text:style-name="P92"><text:span text:style-name="_5f_pointillés_20_gris"><text:span text:style-name="T21"><text:tab/></text:span></text:span></text:p>
              <text:p text:style-name="P92"><text:span text:style-name="_5f_pointillés_20_gris"><text:span text:style-name="T21"><text:tab/></text:span></text:span></text:p>
            </text:list-header>
          </text:list>
        </text:list-item>
        <text:list-item>
          <text:h text:style-name="P56" text:outline-level="1"><text:span text:style-name="Bold_5f_niv2"><text:span text:style-name="T132"> </text:span></text:span><text:span text:style-name="Bold_5f_niv2"><text:span text:style-name="T45">Avec des </text:span></text:span><text:span text:style-name="Bold_5f_niv2"><text:span text:style-name="T46">énergies</text:span></text:span></text:h>
        </text:list-item>
      </text:list>
      <text:list xml:id="list3736320744" text:style-name="L7">
        <text:list-item>
          <text:p text:style-name="P81"><text:span text:style-name="T147">Complète pour convertir</text:span><text:span text:style-name="T146"> 2,5 kWj en Wh </text:span><text:span text:style-name="T148">(j</text:span><text:span text:style-name="T11"> </text:span><text:span text:style-name="T125">=</text:span><text:span text:style-name="T11"> </text:span><text:span text:style-name="T148"> jour).</text:span></text:p>
        </text:list-item>
      </text:list>
      <text:list xml:id="list91308189517111" text:continue-list="list91307696546512" text:style-name="Num_5f_Exo">
        <text:list-item>
          <text:list>
            <text:list-header>
              <text:p text:style-name="P61"><text:span text:style-name="_5f_pointillés_20_gris"><text:span text:style-name="T117">2,5</text:span></text:span><text:span text:style-name="_5f_pointillés_20_gris"><text:span text:style-name="T119"> </text:span></text:span><text:span text:style-name="_5f_pointillés_20_gris"><text:span text:style-name="T117">kWj c’est</text:span></text:span><text:span text:style-name="_5f_pointillés_20_gris"><text:span text:style-name="T144"> ……………………... </text:span></text:span><text:span text:style-name="_5f_pointillés_20_gris"><text:span text:style-name="T117">Wj. Or un jour c’est</text:span></text:span><text:span text:style-name="_5f_pointillés_20_gris"><text:span text:style-name="T144"> …………….. </text:span></text:span><text:span text:style-name="_5f_pointillés_20_gris"><text:span text:style-name="T117">heures.</text:span></text:span></text:p>
            </text:list-header>
          </text:list>
          <text:p text:style-name="P62"><text:span text:style-name="_5f_pointillés_20_gris">………………… </text:span><text:span text:style-name="_5f_pointillés_20_gris"><text:span text:style-name="T117">Wj</text:span></text:span><text:span text:style-name="_5f_pointillés_20_gris"><text:span text:style-name="T144"> </text:span></text:span><text:span text:style-name="_5f_pointillés_20_gris"><text:span text:style-name="T118">÷</text:span></text:span><text:span text:style-name="_5f_pointillés_20_gris"><text:span text:style-name="T114"> 24 = </text:span></text:span><text:span text:style-name="_5f_pointillés_20_gris"><text:span text:style-name="T133">……………………</text:span></text:span><text:span text:style-name="_5f_pointillés_20_gris"><text:span text:style-name="T114">.</text:span></text:span></text:p>
          <text:p text:style-name="P60"><text:span text:style-name="_5f_pointillés_20_gris"><text:span text:style-name="T66">On en déduit que </text:span></text:span><text:span text:style-name="_5f_pointillés_20_gris"><text:span text:style-name="T84">2,5</text:span></text:span><text:span text:style-name="_5f_pointillés_20_gris"><text:span text:style-name="T85"> </text:span></text:span><text:span text:style-name="_5f_pointillés_20_gris"><text:span text:style-name="T84">kWj = </text:span></text:span><text:span text:style-name="_5f_pointillés_20_gris"><text:span text:style-name="T29">…………………….. </text:span></text:span><text:span text:style-name="_5f_pointillés_20_gris"><text:span text:style-name="T84">Wh.</text:span></text:span></text:p>
        </text:list-item>
      </text:list>
      <text:list xml:id="list3587186686" text:style-name="L8">
        <text:list-item>
          <text:p text:style-name="P82"><text:span text:style-name="T88">De la même manière, convertis en Wh</text:span><text:span text:style-name="T10">.</text:span></text:p>
        </text:list-item>
      </text:list>
      <text:list xml:id="list91307960132992" text:continue-list="list91308189517111" text:style-name="Num_5f_Exo">
        <text:list-header>
          <text:p text:style-name="P75"><text:span text:style-name="T145">●</text:span><text:span text:style-name="T143"> </text:span>1,2 <text:span text:style-name="T144">k</text:span>W<text:span text:style-name="T150">j :</text:span></text:p>
          <text:list>
            <text:list-header>
              <text:p text:style-name="P91"><text:span text:style-name="_5f_pointillés_20_gris"><text:span text:style-name="T17"><text:tab/></text:span></text:span></text:p>
              <text:p text:style-name="P91"><text:span text:style-name="_5f_pointillés_20_gris"><text:span text:style-name="T17"><text:tab/></text:span></text:span></text:p>
              <text:p text:style-name="P63"><text:span text:style-name="_5f_pointillés_20_gris"><text:span text:style-name="T77">●</text:span></text:span><text:span text:style-name="_5f_pointillés_20_gris"><text:span text:style-name="T67"> </text:span></text:span><text:span text:style-name="_5f_pointillés_20_gris"><text:span text:style-name="T73">4,5</text:span></text:span><text:span text:style-name="_5f_pointillés_20_gris"><text:span text:style-name="T72"> </text:span></text:span><text:span text:style-name="_5f_pointillés_20_gris"><text:span text:style-name="T74">k</text:span></text:span><text:span text:style-name="_5f_pointillés_20_gris"><text:span text:style-name="T73">W</text:span></text:span><text:span text:style-name="_5f_pointillés_20_gris"><text:span text:style-name="T74">j</text:span></text:span><text:span text:style-name="_5f_pointillés_20_gris"><text:span text:style-name="T73"> : </text:span></text:span></text:p>
              <text:p text:style-name="P89"><text:span text:style-name="_5f_pointillés_20_gris"><text:span text:style-name="T16"><text:tab/></text:span></text:span></text:p>
              <text:p text:style-name="P89"><text:span text:style-name="_5f_pointillés_20_gris"><text:span text:style-name="T16"><text:tab/></text:span></text:span></text:p>
              <text:p text:style-name="P64"><text:span text:style-name="_5f_pointillés_20_gris"><text:span text:style-name="T77">●</text:span></text:span><text:span text:style-name="_5f_pointillés_20_gris"><text:span text:style-name="T67"> </text:span></text:span><text:span text:style-name="_5f_pointillés_20_gris"><text:span text:style-name="T65">1</text:span></text:span><text:span text:style-name="_5f_pointillés_20_gris"><text:span text:style-name="T72"> </text:span></text:span><text:span text:style-name="_5f_pointillés_20_gris"><text:span text:style-name="T65">234</text:span></text:span><text:span text:style-name="_5f_pointillés_20_gris"><text:span text:style-name="T72"> </text:span></text:span><text:span text:style-name="_5f_pointillés_20_gris"><text:span text:style-name="T74">k</text:span></text:span><text:span text:style-name="_5f_pointillés_20_gris"><text:span text:style-name="T73">W</text:span></text:span><text:span text:style-name="_5f_pointillés_20_gris"><text:span text:style-name="T74">j</text:span></text:span><text:span text:style-name="_5f_pointillés_20_gris"><text:span text:style-name="T73"> : </text:span></text:span></text:p>
              <text:p text:style-name="P89"><text:span text:style-name="_5f_pointillés_20_gris"><text:span text:style-name="T16"><text:tab/></text:span></text:span></text:p>
              <text:p text:style-name="P65"><text:span text:style-name="_5f_pointillés_20_gris"><text:span text:style-name="T16"><text:tab/></text:span></text:span></text:p>
            </text:list-header>
          </text:list>
        </text:list-header>
        <text:list-item>
          <text:h text:style-name="P57" text:outline-level="1"><text:span text:style-name="_5f_pointillés_20_gris"><text:span text:style-name="T60"> Peut-on écrire que 4,5 MWj </text:span></text:span><text:span text:style-name="_5f_pointillés_20_gris"><text:span text:style-name="T83">=</text:span></text:span><text:span text:style-name="_5f_pointillés_20_gris"><text:span text:style-name="T60"> 200 kWh ?</text:span></text:span></text:h>
          <text:list>
            <text:list-header>
              <text:p text:style-name="P89"><text:span text:style-name="_5f_pointillés_20_gris"><text:span text:style-name="T16"><text:tab/></text:span></text:span></text:p>
              <text:p text:style-name="P89"><text:span text:style-name="_5f_pointillés_20_gris"><text:span text:style-name="T26"><text:tab/></text:span></text:span></text:p>
              <text:p text:style-name="P92"><text:span text:style-name="_5f_pointillés_20_gris"><text:span text:style-name="T26"><text:tab/></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Adobe Caslon Pro Bold" svg:font-family="'Adobe Caslon Pro Bold'" style:font-adornments="Oblique"/>
    <style:font-face style:name="Bahnschrift SemiLight" svg:font-family="'Bahnschrift SemiLight'" style:font-adornments="Oblique"/>
    <style:font-face style:name="Bitstream Vera Sans" svg:font-family="'Bitstream Vera Sans'"/>
    <style:font-face style:name="OpenSymbol" svg:font-family="OpenSymbol"/>
    <style:font-face style:name="Tahoma" svg:font-family="Tahoma"/>
    <style:font-face style:name="Arial" svg:font-family="Arial" style:font-adornments="Oblique" style:font-family-generic="swiss"/>
    <style:font-face style:name="Calibri" svg:font-family="Calibri" style:font-adornments="Oblique" style:font-family-generic="swiss"/>
    <style:font-face style:name="Verdana" svg:font-family="Verdana" style:font-family-generic="swiss"/>
    <style:font-face style:name="Verdana2" svg:font-family="Verdana" style:font-adornments="Oblique" style:font-family-generic="swiss"/>
    <style:font-face style:name="Verdana1" svg:font-family="Verdana" style:font-adornments="Roman"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6"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12" draw:display-name="Dashed (var) 5212" draw:style="rect" draw:dots1="1" draw:dots1-length="6%" draw:distance="6%"/>
    <draw:stroke-dash draw:name="Dashed_20__28_var_29__20_5213" draw:display-name="Dashed (var) 5213" draw:style="rect" draw:dots1="1" draw:dots1-length="0.005cm" draw:dots2="1" draw:dots2-length="0.005cm" draw:distance="0.005cm"/>
    <draw:stroke-dash draw:name="Dashed_20__28_var_29__20_5214" draw:display-name="Dashed (var) 5214" draw:style="rect" draw:dots1="1" draw:dots1-length="0.005cm" draw:dots2="1" draw:dots2-length="0.005cm" draw:distance="0.005cm"/>
    <draw:stroke-dash draw:name="Dashed_20__28_var_29__20_5215" draw:display-name="Dashed (var) 5215" draw:style="rect" draw:dots1="1" draw:dots1-length="0.005cm" draw:dots2="1" draw:dots2-length="0.005cm" draw:distance="0.005cm"/>
    <draw:stroke-dash draw:name="Dashed_20__28_var_29__20_5216" draw:display-name="Dashed (var) 5216" draw:style="rect" draw:dots1="1" draw:dots1-length="0.005cm" draw:dots2="1" draw:dots2-length="0.005cm" draw:distance="0.005cm"/>
    <draw:stroke-dash draw:name="Dashed_20__28_var_29__20_5217" draw:display-name="Dashed (var) 5217" draw:style="rect" draw:dots1="1" draw:dots1-length="0.005cm" draw:dots2="1" draw:dots2-length="0.005cm" draw:distance="0.005cm"/>
    <draw:stroke-dash draw:name="Dashed_20__28_var_29__20_5218" draw:display-name="Dashed (var) 5218" draw:style="rect" draw:dots1="1" draw:dots1-length="0.005cm" draw:dots2="1" draw:dots2-length="0.005cm" draw:distance="0.005cm"/>
    <draw:stroke-dash draw:name="Dashed_20__28_var_29__20_5219" draw:display-name="Dashed (var) 5219" draw:style="rect" draw:dots1="1" draw:dots1-length="0.005cm" draw:dots2="1" draw:dots2-length="0.005cm" draw:distance="0.005cm"/>
    <draw:stroke-dash draw:name="Dashed_20__28_var_29__20_5220" draw:display-name="Dashed (var) 5220" draw:style="rect" draw:dots1="1" draw:dots1-length="0.005cm" draw:dots2="1" draw:dots2-length="0.005cm" draw:distance="0.005cm"/>
    <draw:stroke-dash draw:name="Dashed_20__28_var_29__20_5221" draw:display-name="Dashed (var) 5221" draw:style="rect" draw:dots1="1" draw:dots1-length="0.011cm" draw:dots2="1" draw:dots2-length="0.011cm" draw:distance="0.011cm"/>
    <draw:stroke-dash draw:name="Dashed_20__28_var_29__20_5222" draw:display-name="Dashed (var) 5222" draw:style="rect" draw:dots1="1" draw:dots1-length="0.011cm" draw:dots2="1" draw:dots2-length="0.011cm" draw:distance="0.011cm"/>
    <draw:stroke-dash draw:name="Dashed_20__28_var_29__20_5223" draw:display-name="Dashed (var) 5223" draw:style="rect" draw:dots1="1" draw:dots1-length="0.011cm" draw:dots2="1" draw:dots2-length="0.011cm" draw:distance="0.011cm"/>
    <draw:stroke-dash draw:name="Dashed_20__28_var_29__20_5224" draw:display-name="Dashed (var) 5224" draw:style="rect" draw:dots1="1" draw:dots1-length="0.011cm" draw:dots2="1" draw:dots2-length="0.011cm" draw:distance="0.011cm"/>
    <draw:stroke-dash draw:name="Dashed_20__28_var_29__20_5225" draw:display-name="Dashed (var) 5225" draw:style="rect" draw:dots1="1" draw:dots1-length="0.011cm" draw:dots2="1" draw:dots2-length="0.011cm" draw:distance="0.011cm"/>
    <draw:stroke-dash draw:name="Dashed_20__28_var_29__20_5226" draw:display-name="Dashed (var) 5226" draw:style="rect" draw:dots1="1" draw:dots1-length="0.011cm" draw:dots2="1" draw:dots2-length="0.011cm" draw:distance="0.011cm"/>
    <draw:stroke-dash draw:name="Dashed_20__28_var_29__20_5227" draw:display-name="Dashed (var) 5227" draw:style="rect" draw:dots1="1" draw:dots1-length="0.011cm" draw:dots2="1" draw:dots2-length="0.011cm" draw:distance="0.011cm"/>
    <draw:stroke-dash draw:name="Dashed_20__28_var_29__20_5228" draw:display-name="Dashed (var) 5228" draw:style="rect" draw:dots1="1" draw:dots1-length="0.011cm" draw:dots2="1" draw:dots2-length="0.011cm" draw:distance="0.011cm"/>
    <draw:stroke-dash draw:name="Dashed_20__28_var_29__20_5229" draw:display-name="Dashed (var) 5229" draw:style="rect" draw:dots1="1" draw:dots1-length="0.011cm" draw:dots2="1" draw:dots2-length="0.011cm" draw:distance="0.011cm"/>
    <draw:stroke-dash draw:name="Dashed_20__28_var_29__20_5230" draw:display-name="Dashed (var) 5230" draw:style="rect" draw:dots1="1" draw:dots1-length="0.011cm" draw:dots2="1" draw:dots2-length="0.011cm" draw:distance="0.011cm"/>
    <draw:stroke-dash draw:name="Dashed_20__28_var_29__20_5231" draw:display-name="Dashed (var) 5231" draw:style="rect" draw:dots1="1" draw:dots1-length="0.011cm" draw:dots2="1" draw:dots2-length="0.011cm" draw:distance="0.011cm"/>
    <draw:stroke-dash draw:name="Dashed_20__28_var_29__20_5232" draw:display-name="Dashed (var) 523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73%" draw:distance="46%"/>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73%" draw:distance="46%"/>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73%" draw:distance="46%"/>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62" draw:display-name="Dashed (var) 6362" draw:style="rect" draw:dots1="1" draw:dots1-length="0.016cm" draw:dots2="1" draw:dots2-length="0.016cm" draw:distance="0.016cm"/>
    <draw:stroke-dash draw:name="Dashed_20__28_var_29__20_6363" draw:display-name="Dashed (var) 6363" draw:style="rect" draw:dots1="1" draw:dots1-length="0.016cm" draw:dots2="1" draw:dots2-length="0.016cm" draw:distance="0.016cm"/>
    <draw:stroke-dash draw:name="Dashed_20__28_var_29__20_6364" draw:display-name="Dashed (var) 6364" draw:style="rect" draw:dots1="1" draw:dots1-length="0.011cm" draw:dots2="1" draw:dots2-length="0.011cm" draw:distance="0.011cm"/>
    <draw:stroke-dash draw:name="Dashed_20__28_var_29__20_6365" draw:display-name="Dashed (var) 6365" draw:style="rect" draw:dots1="1" draw:dots1-length="0.011cm" draw:dots2="1" draw:dots2-length="0.011cm" draw:distance="0.011cm"/>
    <draw:stroke-dash draw:name="Dashed_20__28_var_29__20_6366" draw:display-name="Dashed (var) 6366" draw:style="rect" draw:dots1="1" draw:dots1-length="0.016cm" draw:dots2="1" draw:dots2-length="0.016cm" draw:distance="0.016cm"/>
    <draw:stroke-dash draw:name="Dashed_20__28_var_29__20_6367" draw:display-name="Dashed (var) 6367" draw:style="rect" draw:dots1="1" draw:dots1-length="0.016cm" draw:dots2="1" draw:dots2-length="0.016cm" draw:distance="0.016cm"/>
    <draw:stroke-dash draw:name="Dashed_20__28_var_29__20_6368" draw:display-name="Dashed (var) 6368" draw:style="rect" draw:dots1="1" draw:dots1-length="0.016cm" draw:dots2="1" draw:dots2-length="0.016cm" draw:distance="0.016cm"/>
    <draw:stroke-dash draw:name="Dashed_20__28_var_29__20_6369" draw:display-name="Dashed (var) 6369" draw:style="rect" draw:dots1="1" draw:dots1-length="0.016cm" draw:dots2="1" draw:dots2-length="0.016cm" draw:distance="0.016cm"/>
    <draw:stroke-dash draw:name="Dashed_20__28_var_29__20_6370" draw:display-name="Dashed (var) 6370" draw:style="rect" draw:dots1="1" draw:dots1-length="0.016cm" draw:dots2="1" draw:dots2-length="0.016cm" draw:distance="0.016cm"/>
    <draw:stroke-dash draw:name="Dashed_20__28_var_29__20_6371" draw:display-name="Dashed (var) 6371" draw:style="rect" draw:dots1="1" draw:dots1-length="0.016cm" draw:dots2="1" draw:dots2-length="0.016cm" draw:distance="0.016cm"/>
    <draw:stroke-dash draw:name="Dashed_20__28_var_29__20_6372" draw:display-name="Dashed (var) 6372" draw:style="rect" draw:dots1="1" draw:dots1-length="0.016cm" draw:dots2="1" draw:dots2-length="0.016cm" draw:distance="0.016cm"/>
    <draw:stroke-dash draw:name="Dashed_20__28_var_29__20_6373" draw:display-name="Dashed (var) 6373" draw:style="rect" draw:dots1="1" draw:dots1-length="0.011cm" draw:dots2="1" draw:dots2-length="0.011cm" draw:distance="0.011cm"/>
    <draw:stroke-dash draw:name="Dashed_20__28_var_29__20_6374" draw:display-name="Dashed (var) 6374" draw:style="rect" draw:dots1="1" draw:dots1-length="0.011cm" draw:dots2="1" draw:dots2-length="0.011cm" draw:distance="0.011cm"/>
    <draw:stroke-dash draw:name="Dashed_20__28_var_29__20_6375" draw:display-name="Dashed (var) 6375" draw:style="rect" draw:dots1="1" draw:dots1-length="0.016cm" draw:dots2="1" draw:dots2-length="0.016cm" draw:distance="0.016cm"/>
    <draw:stroke-dash draw:name="Dashed_20__28_var_29__20_6380" draw:display-name="Dashed (var) 6380" draw:style="rect" draw:dots1="1" draw:dots1-length="3%" draw:distance="3%"/>
    <draw:stroke-dash draw:name="Dashed_20__28_var_29__20_6381" draw:display-name="Dashed (var) 6381" draw:style="rect" draw:dots1="1" draw:dots1-length="0.005cm" draw:dots2="1" draw:dots2-length="0.005cm" draw:distance="0.005cm"/>
    <draw:stroke-dash draw:name="Dashed_20__28_var_29__20_6382" draw:display-name="Dashed (var) 6382" draw:style="rect" draw:dots1="1" draw:dots1-length="0.005cm" draw:dots2="1" draw:dots2-length="0.005cm" draw:distance="0.005cm"/>
    <draw:stroke-dash draw:name="Dashed_20__28_var_29__20_6383" draw:display-name="Dashed (var) 6383" draw:style="rect" draw:dots1="1" draw:dots1-length="0.009cm" draw:dots2="1" draw:dots2-length="0.009cm" draw:distance="0.009cm"/>
    <draw:stroke-dash draw:name="Dashed_20__28_var_29__20_6384" draw:display-name="Dashed (var) 6384" draw:style="rect" draw:dots1="1" draw:dots1-length="0.009cm" draw:dots2="1" draw:dots2-length="0.009cm" draw:distance="0.009cm"/>
    <draw:stroke-dash draw:name="Dashed_20__28_var_29__20_6385" draw:display-name="Dashed (var) 6385" draw:style="rect" draw:dots1="1" draw:dots1-length="0.011cm" draw:dots2="1" draw:dots2-length="0.011cm" draw:distance="0.011cm"/>
    <draw:stroke-dash draw:name="Dashed_20__28_var_29__20_6386" draw:display-name="Dashed (var) 6386" draw:style="rect" draw:dots1="1" draw:dots1-length="0.011cm" draw:dots2="1" draw:dots2-length="0.011cm" draw:distance="0.011cm"/>
    <draw:stroke-dash draw:name="Dashed_20__28_var_29__20_6387" draw:display-name="Dashed (var) 6387" draw:style="rect" draw:dots1="1" draw:dots1-length="63%" draw:distance="63%"/>
    <draw:stroke-dash draw:name="Dashed_20__28_var_29__20_6388" draw:display-name="Dashed (var) 6388" draw:style="rect" draw:dots1="1" draw:dots1-length="3%" draw:distance="3%"/>
    <draw:stroke-dash draw:name="Dashed_20__28_var_29__20_6389" draw:display-name="Dashed (var) 6389" draw:style="rect" draw:dots1="1" draw:dots1-length="0.005cm" draw:dots2="1" draw:dots2-length="0.005cm" draw:distance="0.005cm"/>
    <draw:stroke-dash draw:name="Dashed_20__28_var_29__20_6390" draw:display-name="Dashed (var) 6390" draw:style="rect" draw:dots1="1" draw:dots1-length="0.005cm" draw:dots2="1" draw:dots2-length="0.005cm" draw:distance="0.005cm"/>
    <draw:stroke-dash draw:name="Dashed_20__28_var_29__20_6391" draw:display-name="Dashed (var) 6391" draw:style="rect" draw:dots1="1" draw:dots1-length="0.009cm" draw:dots2="1" draw:dots2-length="0.009cm" draw:distance="0.009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53" draw:display-name="Dashed (var) 6453" draw:style="rect" draw:dots1="1" draw:dots1-length="2%" draw:distance="2%"/>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5cm" draw:dots2="1" draw:dots2-length="0.005cm" draw:distance="0.005cm"/>
    <draw:stroke-dash draw:name="Dashed_20__28_var_29__20_6457" draw:display-name="Dashed (var) 6457" draw:style="rect" draw:dots1="1" draw:dots1-length="0.005cm" draw:dots2="1" draw:dots2-length="0.005cm" draw:distance="0.005cm"/>
    <draw:stroke-dash draw:name="Dashed_20__28_var_29__20_6458" draw:display-name="Dashed (var) 6458" draw:style="rect" draw:dots1="1" draw:dots1-length="36%" draw:distance="36%"/>
    <draw:stroke-dash draw:name="Dashed_20__28_var_29__20_6459" draw:display-name="Dashed (var) 6459" draw:style="rect" draw:dots1="1" draw:dots1-length="0.006cm" draw:dots2="1" draw:dots2-length="0.006cm" draw:distance="0.006cm"/>
    <draw:stroke-dash draw:name="Dashed_20__28_var_29__20_6460" draw:display-name="Dashed (var) 6460" draw:style="rect" draw:dots1="1" draw:dots1-length="0.006cm" draw:dots2="1" draw:dots2-length="0.006cm" draw:distance="0.006cm"/>
    <draw:stroke-dash draw:name="Dashed_20__28_var_29__20_6461" draw:display-name="Dashed (var) 6461" draw:style="rect" draw:dots1="1" draw:dots1-length="0.006cm" draw:dots2="1" draw:dots2-length="0.006cm" draw:distance="0.006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80" draw:display-name="Dashed (var) 7480" draw:style="rect" draw:dots1="1" draw:dots1-length="0.016cm" draw:dots2="1" draw:dots2-length="0.016cm" draw:distance="0.016cm"/>
    <draw:stroke-dash draw:name="Dashed_20__28_var_29__20_7481" draw:display-name="Dashed (var) 7481" draw:style="rect" draw:dots1="1" draw:dots1-length="0.016cm" draw:dots2="1" draw:dots2-length="0.016cm" draw:distance="0.016cm"/>
    <draw:stroke-dash draw:name="Dashed_20__28_var_29__20_7482" draw:display-name="Dashed (var) 7482" draw:style="rect" draw:dots1="1" draw:dots1-length="0.016cm" draw:dots2="1" draw:dots2-length="0.016cm" draw:distance="0.016cm"/>
    <draw:stroke-dash draw:name="Dashed_20__28_var_29__20_7483" draw:display-name="Dashed (var) 7483" draw:style="rect" draw:dots1="1" draw:dots1-length="0.016cm" draw:dots2="1" draw:dots2-length="0.016cm" draw:distance="0.016cm"/>
    <draw:stroke-dash draw:name="Dashed_20__28_var_29__20_7484" draw:display-name="Dashed (var) 7484" draw:style="rect" draw:dots1="1" draw:dots1-length="0.016cm" draw:dots2="1" draw:dots2-length="0.016cm" draw:distance="0.016cm"/>
    <draw:stroke-dash draw:name="Dashed_20__28_var_29__20_7485" draw:display-name="Dashed (var) 7485" draw:style="rect" draw:dots1="1" draw:dots1-length="0.005cm" draw:dots2="1" draw:dots2-length="0.005cm" draw:distance="0.005cm"/>
    <draw:stroke-dash draw:name="Dashed_20__28_var_29__20_7486" draw:display-name="Dashed (var) 7486" draw:style="rect" draw:dots1="1" draw:dots1-length="0.005cm" draw:dots2="1" draw:dots2-length="0.005cm" draw:distance="0.005cm"/>
    <draw:stroke-dash draw:name="Dashed_20__28_var_29__20_7487" draw:display-name="Dashed (var) 7487" draw:style="rect" draw:dots1="1" draw:dots1-length="0.006cm" draw:dots2="1" draw:dots2-length="0.006cm" draw:distance="0.006cm"/>
    <draw:stroke-dash draw:name="Dashed_20__28_var_29__20_7488" draw:display-name="Dashed (var) 7488" draw:style="rect" draw:dots1="1" draw:dots1-length="0.006cm" draw:dots2="1" draw:dots2-length="0.006cm" draw:distance="0.006cm"/>
    <draw:stroke-dash draw:name="Dashed_20__28_var_29__20_7489" draw:display-name="Dashed (var) 7489" draw:style="rect" draw:dots1="1" draw:dots1-length="0.006cm" draw:dots2="1" draw:dots2-length="0.006cm" draw:distance="0.006cm"/>
    <draw:stroke-dash draw:name="Dashed_20__28_var_29__20_7490" draw:display-name="Dashed (var) 7490" draw:style="rect" draw:dots1="1" draw:dots1-length="0.016cm" draw:dots2="1" draw:dots2-length="0.016cm" draw:distance="0.016cm"/>
    <draw:stroke-dash draw:name="Dashed_20__28_var_29__20_7491" draw:display-name="Dashed (var) 7491" draw:style="rect" draw:dots1="1" draw:dots1-length="0.016cm" draw:dots2="1" draw:dots2-length="0.016cm" draw:distance="0.016cm"/>
    <draw:stroke-dash draw:name="Dashed_20__28_var_29__20_7492" draw:display-name="Dashed (var) 7492" draw:style="rect" draw:dots1="1" draw:dots1-length="0.016cm" draw:dots2="1" draw:dots2-length="0.016cm" draw:distance="0.016cm"/>
    <draw:stroke-dash draw:name="Dashed_20__28_var_29__20_7493" draw:display-name="Dashed (var) 7493" draw:style="rect" draw:dots1="1" draw:dots1-length="0.016cm" draw:dots2="1" draw:dots2-length="0.016cm" draw:distance="0.016cm"/>
    <draw:stroke-dash draw:name="Dashed_20__28_var_29__20_7494" draw:display-name="Dashed (var) 7494" draw:style="rect" draw:dots1="1" draw:dots1-length="0.016cm" draw:dots2="1" draw:dots2-length="0.016cm" draw:distance="0.016cm"/>
    <draw:stroke-dash draw:name="Dashed_20__28_var_29__20_7495" draw:display-name="Dashed (var) 7495" draw:style="rect" draw:dots1="1" draw:dots1-length="0.016cm" draw:dots2="1" draw:dots2-length="0.016cm" draw:distance="0.016cm"/>
    <draw:stroke-dash draw:name="Dashed_20__28_var_29__20_7496" draw:display-name="Dashed (var) 7496" draw:style="rect" draw:dots1="1" draw:dots1-length="0.016cm" draw:dots2="1" draw:dots2-length="0.016cm" draw:distance="0.016cm"/>
    <draw:stroke-dash draw:name="Dashed_20__28_var_29__20_7497" draw:display-name="Dashed (var) 7497" draw:style="rect" draw:dots1="1" draw:dots1-length="0.016cm" draw:dots2="1" draw:dots2-length="0.016cm" draw:distance="0.016cm"/>
    <draw:stroke-dash draw:name="Dashed_20__28_var_29__20_7498" draw:display-name="Dashed (var) 7498" draw:style="rect" draw:dots1="1" draw:dots1-length="0.016cm" draw:dots2="1" draw:dots2-length="0.016cm" draw:distance="0.016cm"/>
    <draw:stroke-dash draw:name="Dashed_20__28_var_29__20_7499" draw:display-name="Dashed (var) 7499" draw:style="rect" draw:dots1="1" draw:dots1-length="0.016cm" draw:dots2="1" draw:dots2-length="0.016cm" draw:distance="0.016cm"/>
    <draw:stroke-dash draw:name="Dashed_20__28_var_29__20_75" draw:display-name="Dashed (var) 75" draw:style="rect" draw:dots1="1" draw:dots1-length="0.006cm" draw:dots2="1" draw:dots2-length="0.006cm" draw:distance="0.006cm"/>
    <draw:stroke-dash draw:name="Dashed_20__28_var_29__20_7500" draw:display-name="Dashed (var) 7500" draw:style="rect" draw:dots1="1" draw:dots1-length="0.016cm" draw:dots2="1" draw:dots2-length="0.016cm" draw:distance="0.016cm"/>
    <draw:stroke-dash draw:name="Dashed_20__28_var_29__20_7501" draw:display-name="Dashed (var) 7501" draw:style="rect" draw:dots1="1" draw:dots1-length="0.016cm" draw:dots2="1" draw:dots2-length="0.016cm" draw:distance="0.016cm"/>
    <draw:stroke-dash draw:name="Dashed_20__28_var_29__20_7502" draw:display-name="Dashed (var) 7502" draw:style="rect" draw:dots1="1" draw:dots1-length="0.016cm" draw:dots2="1" draw:dots2-length="0.016cm" draw:distance="0.016cm"/>
    <draw:stroke-dash draw:name="Dashed_20__28_var_29__20_7503" draw:display-name="Dashed (var) 7503" draw:style="rect" draw:dots1="1" draw:dots1-length="0.009cm" draw:dots2="1" draw:dots2-length="0.009cm" draw:distance="0.009cm"/>
    <draw:stroke-dash draw:name="Dashed_20__28_var_29__20_7504" draw:display-name="Dashed (var) 7504" draw:style="rect" draw:dots1="1" draw:dots1-length="63%" draw:distance="63%"/>
    <draw:stroke-dash draw:name="Dashed_20__28_var_29__20_7505" draw:display-name="Dashed (var) 7505" draw:style="rect" draw:dots1="1" draw:dots1-length="0.011cm" draw:dots2="1" draw:dots2-length="0.011cm" draw:distance="0.011cm"/>
    <draw:stroke-dash draw:name="Dashed_20__28_var_29__20_7506" draw:display-name="Dashed (var) 7506" draw:style="rect" draw:dots1="1" draw:dots1-length="0.011cm" draw:dots2="1" draw:dots2-length="0.011cm" draw:distance="0.011cm"/>
    <draw:stroke-dash draw:name="Dashed_20__28_var_29__20_7507" draw:display-name="Dashed (var) 7507" draw:style="rect" draw:dots1="1" draw:dots1-length="0.011cm" draw:dots2="1" draw:dots2-length="0.011cm" draw:distance="0.011cm"/>
    <draw:stroke-dash draw:name="Dashed_20__28_var_29__20_7508" draw:display-name="Dashed (var) 7508" draw:style="rect" draw:dots1="1" draw:dots1-length="0.011cm" draw:dots2="1" draw:dots2-length="0.011cm" draw:distance="0.011cm"/>
    <draw:stroke-dash draw:name="Dashed_20__28_var_29__20_7509" draw:display-name="Dashed (var) 7509" draw:style="rect" draw:dots1="1" draw:dots1-length="0.005cm" draw:dots2="1" draw:dots2-length="0.005cm" draw:distance="0.005cm"/>
    <draw:stroke-dash draw:name="Dashed_20__28_var_29__20_7510" draw:display-name="Dashed (var) 7510" draw:style="rect" draw:dots1="1" draw:dots1-length="0.005cm" draw:dots2="1" draw:dots2-length="0.005cm" draw:distance="0.005cm"/>
    <draw:stroke-dash draw:name="Dashed_20__28_var_29__20_7511" draw:display-name="Dashed (var) 7511" draw:style="rect" draw:dots1="1" draw:dots1-length="0.011cm" draw:dots2="1" draw:dots2-length="0.011cm" draw:distance="0.011cm"/>
    <draw:stroke-dash draw:name="Dashed_20__28_var_29__20_7512" draw:display-name="Dashed (var) 7512" draw:style="rect" draw:dots1="1" draw:dots1-length="0.011cm" draw:dots2="1" draw:dots2-length="0.011cm" draw:distance="0.011cm"/>
    <draw:stroke-dash draw:name="Dashed_20__28_var_29__20_7513" draw:display-name="Dashed (var) 7513" draw:style="rect" draw:dots1="1" draw:dots1-length="63%" draw:distance="63%"/>
    <draw:stroke-dash draw:name="Dashed_20__28_var_29__20_7514" draw:display-name="Dashed (var) 7514" draw:style="rect" draw:dots1="1" draw:dots1-length="63%" draw:distance="63%"/>
    <draw:stroke-dash draw:name="Dashed_20__28_var_29__20_7515" draw:display-name="Dashed (var) 7515" draw:style="rect" draw:dots1="1" draw:dots1-length="63%" draw:distance="63%"/>
    <draw:stroke-dash draw:name="Dashed_20__28_var_29__20_7516" draw:display-name="Dashed (var) 7516" draw:style="rect" draw:dots1="1" draw:dots1-length="0.011cm" draw:dots2="1" draw:dots2-length="0.011cm" draw:distance="0.011cm"/>
    <draw:stroke-dash draw:name="Dashed_20__28_var_29__20_7517" draw:display-name="Dashed (var) 7517" draw:style="rect" draw:dots1="1" draw:dots1-length="0.011cm" draw:dots2="1" draw:dots2-length="0.011cm" draw:distance="0.011cm"/>
    <draw:stroke-dash draw:name="Dashed_20__28_var_29__20_7518" draw:display-name="Dashed (var) 7518" draw:style="rect" draw:dots1="1" draw:dots1-length="0.011cm" draw:dots2="1" draw:dots2-length="0.011cm" draw:distance="0.011cm"/>
    <draw:stroke-dash draw:name="Dashed_20__28_var_29__20_7519" draw:display-name="Dashed (var) 7519" draw:style="rect" draw:dots1="1" draw:dots1-length="0.011cm" draw:dots2="1" draw:dots2-length="0.011cm" draw:distance="0.011cm"/>
    <draw:stroke-dash draw:name="Dashed_20__28_var_29__20_7520" draw:display-name="Dashed (var) 7520" draw:style="rect" draw:dots1="1" draw:dots1-length="63%" draw:distance="63%"/>
    <draw:stroke-dash draw:name="Dashed_20__28_var_29__20_7521" draw:display-name="Dashed (var) 7521" draw:style="rect" draw:dots1="1" draw:dots1-length="63%" draw:distance="63%"/>
    <draw:stroke-dash draw:name="Dashed_20__28_var_29__20_7522" draw:display-name="Dashed (var) 7522" draw:style="rect" draw:dots1="1" draw:dots1-length="63%" draw:distance="63%"/>
    <draw:stroke-dash draw:name="Dashed_20__28_var_29__20_7523" draw:display-name="Dashed (var) 7523" draw:style="rect" draw:dots1="1" draw:dots1-length="63%" draw:distance="63%"/>
    <draw:stroke-dash draw:name="Dashed_20__28_var_29__20_7524" draw:display-name="Dashed (var) 7524" draw:style="rect" draw:dots1="1" draw:dots1-length="63%" draw:distance="63%"/>
    <draw:stroke-dash draw:name="Dashed_20__28_var_29__20_7525" draw:display-name="Dashed (var) 7525" draw:style="rect" draw:dots1="1" draw:dots1-length="63%" draw:distance="63%"/>
    <draw:stroke-dash draw:name="Dashed_20__28_var_29__20_7526" draw:display-name="Dashed (var) 7526" draw:style="rect" draw:dots1="1" draw:dots1-length="0.011cm" draw:dots2="1" draw:dots2-length="0.011cm" draw:distance="0.011cm"/>
    <draw:stroke-dash draw:name="Dashed_20__28_var_29__20_7527" draw:display-name="Dashed (var) 7527" draw:style="rect" draw:dots1="1" draw:dots1-length="0.011cm" draw:dots2="1" draw:dots2-length="0.011cm" draw:distance="0.011cm"/>
    <draw:stroke-dash draw:name="Dashed_20__28_var_29__20_7528" draw:display-name="Dashed (var) 7528" draw:style="rect" draw:dots1="1" draw:dots1-length="0.011cm" draw:dots2="1" draw:dots2-length="0.011cm" draw:distance="0.011cm"/>
    <draw:stroke-dash draw:name="Dashed_20__28_var_29__20_7529" draw:display-name="Dashed (var) 7529" draw:style="rect" draw:dots1="1" draw:dots1-length="0.011cm" draw:dots2="1" draw:dots2-length="0.011cm" draw:distance="0.011cm"/>
    <draw:stroke-dash draw:name="Dashed_20__28_var_29__20_7530" draw:display-name="Dashed (var) 7530" draw:style="rect" draw:dots1="1" draw:dots1-length="0.011cm" draw:dots2="1" draw:dots2-length="0.011cm" draw:distance="0.011cm"/>
    <draw:stroke-dash draw:name="Dashed_20__28_var_29__20_7531" draw:display-name="Dashed (var) 7531" draw:style="rect" draw:dots1="1" draw:dots1-length="0.011cm" draw:dots2="1" draw:dots2-length="0.011cm" draw:distance="0.011cm"/>
    <draw:stroke-dash draw:name="Dashed_20__28_var_29__20_7532" draw:display-name="Dashed (var) 7532" draw:style="rect" draw:dots1="1" draw:dots1-length="0.011cm" draw:dots2="1" draw:dots2-length="0.011cm" draw:distance="0.011cm"/>
    <draw:stroke-dash draw:name="Dashed_20__28_var_29__20_7533" draw:display-name="Dashed (var) 7533" draw:style="rect" draw:dots1="1" draw:dots1-length="0.011cm" draw:dots2="1" draw:dots2-length="0.011cm" draw:distance="0.011cm"/>
    <draw:stroke-dash draw:name="Dashed_20__28_var_29__20_7534" draw:display-name="Dashed (var) 7534" draw:style="rect" draw:dots1="1" draw:dots1-length="0.016cm" draw:dots2="1" draw:dots2-length="0.016cm" draw:distance="0.016cm"/>
    <draw:stroke-dash draw:name="Dashed_20__28_var_29__20_7535" draw:display-name="Dashed (var) 7535" draw:style="rect" draw:dots1="1" draw:dots1-length="0.016cm" draw:dots2="1" draw:dots2-length="0.016cm" draw:distance="0.016cm"/>
    <draw:stroke-dash draw:name="Dashed_20__28_var_29__20_7536" draw:display-name="Dashed (var) 7536" draw:style="rect" draw:dots1="1" draw:dots1-length="0.009cm" draw:dots2="1" draw:dots2-length="0.009cm" draw:distance="0.009cm"/>
    <draw:stroke-dash draw:name="Dashed_20__28_var_29__20_7537" draw:display-name="Dashed (var) 7537" draw:style="rect" draw:dots1="1" draw:dots1-length="36%" draw:distance="36%"/>
    <draw:stroke-dash draw:name="Dashed_20__28_var_29__20_7538" draw:display-name="Dashed (var) 7538" draw:style="rect" draw:dots1="1" draw:dots1-length="36%" draw:distance="36%"/>
    <draw:stroke-dash draw:name="Dashed_20__28_var_29__20_7539" draw:display-name="Dashed (var) 7539" draw:style="rect" draw:dots1="1" draw:dots1-length="0.011cm" draw:dots2="1" draw:dots2-length="0.011cm" draw:distance="0.011cm"/>
    <draw:stroke-dash draw:name="Dashed_20__28_var_29__20_7540" draw:display-name="Dashed (var) 7540" draw:style="rect" draw:dots1="1" draw:dots1-length="0.011cm" draw:dots2="1" draw:dots2-length="0.011cm" draw:distance="0.011cm"/>
    <draw:stroke-dash draw:name="Dashed_20__28_var_29__20_7541" draw:display-name="Dashed (var) 7541" draw:style="rect" draw:dots1="1" draw:dots1-length="0.009cm" draw:dots2="1" draw:dots2-length="0.009cm" draw:distance="0.009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Line_20_Style_20_9" draw:display-name="Line Style 9" draw:style="rect" draw:dots1="1" draw:dots1-length="112%" draw:distance="68%"/>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33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style:font-name="Bitstream Vera Sans6"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style:font-name="Bitstream Vera Sans6"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6"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5"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5"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Bold_5f_niv2" style:num-prefix=" " style:num-suffix=" " style:num-format="1">
        <style:list-level-properties text:min-label-distance="0.25cm" fo:text-align="center"/>
      </text:list-level-style-number>
      <text:list-level-style-number text:level="2" text:style-name="Bold_5f_niv2" style:num-suffix="." style:num-format="a">
        <style:list-level-properties text:min-label-distance="0.15cm" fo:text-align="end"/>
      </text:list-level-style-number>
      <text:list-level-style-bullet text:level="3" text:style-name="Bold_5f_niv2" style:num-prefix=" " text:bullet-char="•">
        <style:list-level-properties text:min-label-width="0.3cm"/>
        <style:text-properties style:font-name="StarSymbol"/>
      </text:list-level-style-bullet>
      <text:list-level-style-bullet text:level="4" text:style-name="Bold_5f_niv2" style:num-prefix=" " text:bullet-char="•">
        <style:list-level-properties text:space-before="1.501cm" text:min-label-width="0.499cm"/>
        <style:text-properties style:font-name="StarSymbol"/>
      </text:list-level-style-bullet>
      <text:list-level-style-bullet text:level="5" text:style-name="Bold_5f_niv2" style:num-prefix=" " text:bullet-char="•">
        <style:list-level-properties text:space-before="2cm" text:min-label-width="0.499cm"/>
        <style:text-properties style:font-name="StarSymbol"/>
      </text:list-level-style-bullet>
      <text:list-level-style-bullet text:level="6" text:style-name="Bold_5f_niv2" style:num-prefix=" " text:bullet-char="•">
        <style:list-level-properties text:space-before="2.501cm" text:min-label-width="0.499cm"/>
        <style:text-properties style:font-name="StarSymbol"/>
      </text:list-level-style-bullet>
      <text:list-level-style-bullet text:level="7" text:style-name="Bold_5f_niv2" style:num-prefix=" " text:bullet-char="•">
        <style:list-level-properties text:space-before="3.001cm" text:min-label-width="0.499cm"/>
        <style:text-properties style:font-name="StarSymbol"/>
      </text:list-level-style-bullet>
      <text:list-level-style-bullet text:level="8" text:style-name="Bold_5f_niv2" style:num-prefix=" " text:bullet-char="•">
        <style:list-level-properties text:space-before="3.502cm" text:min-label-width="0.499cm"/>
        <style:text-properties style:font-name="StarSymbol"/>
      </text:list-level-style-bullet>
      <text:list-level-style-bullet text:level="9" text:style-name="Bold_5f_niv2" style:num-prefix=" " text:bullet-char="•">
        <style:list-level-properties text:space-before="4.001cm" text:min-label-width="0.499cm"/>
        <style:text-properties style:font-name="StarSymbol"/>
      </text:list-level-style-bullet>
      <text:list-level-style-bullet text:level="10" text:style-name="Bold_5f_niv2"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consecutive-numbering="true">
      <text:list-level-style-number text:level="1" text:style-name="Bold_5f_niv1" style:num-suffix="." style:num-format="a">
        <style:list-level-properties text:list-level-position-and-space-mode="label-alignment">
          <style:list-level-label-alignment text:label-followed-by="space"/>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MP20"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paragraph-rsid="00570894"/>
    </style:style>
    <style:style style:name="MP25" style:family="paragraph">
      <loext:graphic-properties draw:fill="solid" draw:fill-color="#7fb241"/>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style:font-name="Bitstream Vera Sans6"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0a4cf"/>
    </style:style>
    <style:style style:name="MT1" style:family="text">
      <style:text-properties fo:font-variant="small-caps"/>
    </style:style>
    <style:style style:name="MT2" style:family="text">
      <style:text-properties fo:font-variant="small-caps" fo:color="#000000" style:font-name="Bitstream Vera Sans6"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6" fo:font-size="16pt" fo:font-weight="bold" style:font-size-asian="16pt" style:font-weight-asian="bold" style:font-size-complex="16pt" style:font-weight-complex="bold"/>
    </style:style>
    <style:style style:name="MT6" style:family="text">
      <style:text-properties fo:font-variant="normal" fo:text-transform="none" fo:color="#7fb241" style:font-name="Bitstream Vera Sans6" fo:font-size="16pt" fo:font-style="normal" fo:text-shadow="none" fo:font-weight="bold" officeooo:rsid="00570894" style:font-size-asian="16pt" style:font-style-asian="normal" style:font-size-complex="16pt" style:font-style-complex="normal"/>
    </style:style>
    <style:style style:name="MT7" style:family="text">
      <style:text-properties fo:font-variant="normal" fo:text-transform="none" fo:color="#7fb241" style:font-name="Bitstream Vera Sans6" fo:font-size="16pt" fo:font-style="normal" fo:text-shadow="none" fo:font-weight="bold" officeooo:rsid="0093f275" style:font-size-asian="16pt" style:font-style-asian="normal" style:font-size-complex="16pt" style:font-style-complex="normal"/>
    </style:style>
    <style:style style:name="MT8" style:family="text">
      <style:text-properties officeooo:rsid="0030a4c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4">N4 : Fractions</text:p>
              </table:table-cell>
              <table:table-cell table:style-name="Tableau18.A1" office:value-type="string">
                <text:p text:style-name="MP14"/>
              </table:table-cell>
            </table:table-row>
          </table:table-header-rows>
          <table:table-row table:style-name="Tableau18.1">
            <table:covered-table-cell/>
            <table:table-cell table:style-name="Tableau18.A1" office:value-type="string">
              <text:p text:style-name="MP15">Série 1 : Fractions et parts</text:p>
            </table:table-cell>
            <table:table-cell table:style-name="Tableau18.A1" office:value-type="string">
              <text:p text:style-name="MP15"/>
            </table:table-cell>
          </table:table-row>
        </table:table>
        <text:p text:style-name="MP16"/>
      </style:header>
    </style:master-page>
    <style:master-page style:name="_5f_Fiche_20_format_20_Site" style:display-name="_Fiche format Site" style:page-layout-name="Mpm14">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20"/>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1" draw:name="Forme1" draw:style-name="Mgr1" draw:text-style-name="MP25" svg:width="4.329cm" svg:height="2.24cm" svg:x="-1.499cm" svg:y="-1cm" svg:viewBox="0 0 4330 2241" svg:d="M0 2241l3984-288c209-15 363-168 345-342l-170-1611h-4159z"><text:p/></draw:path><draw:frame text:anchor-type="paragraph" draw:z-index="3" draw:name="Forme2" draw:style-name="Mgr2" draw:text-style-name="MP27" svg:width="2.703cm" svg:height="0.715cm" draw:transform="rotate (0.0872664625997165) translate (-0.172861111111111cm 0.218722222222222cm)"><draw:text-box><text:p text:style-name="MP26"><text:span text:style-name="MT5">Série 2</text:span></text:p></draw:text-box></draw:frame><draw:line text:anchor-type="paragraph" draw:z-index="9" draw:name="Forme3" draw:style-name="Mgr3" draw:text-style-name="MP26" svg:x1="13.974cm" svg:y1="0.36cm" svg:x2="23.307cm" svg:y2="0.36cm"><text:p/></draw:line><text:span text:style-name="MT6">C</text:span><text:span text:style-name="MT7">onvertir des grandeurs</text:span></text:p>
      </style:header>
      <style:footer>
        <text:p text:style-name="MP28"><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29"><draw:g text:anchor-type="paragraph" draw:z-index="12" draw:name="Forme4" draw:style-name="Mgr4"><draw:path draw:style-name="Mgr5" draw:text-style-name="MP30" svg:width="0.855cm" svg:height="1.172cm" svg:x="-0.03cm" svg:y="-0.194cm" svg:viewBox="0 0 856 1173" svg:d="M856 1173h-856v-991c0-100 79-182 175-182h505c97 0 176 82 176 182z"><text:p/></draw:path></draw:g><text:page-number text:select-page="current">82</text:page-number></text:p></draw:text-box></draw:frame><text:p text:style-name="MP31"><text:span text:style-name="MT8">Grandeurs et mesures</text:span> • <text:span text:style-name="MT8">C</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3T09:13:06.631000000</dc:date>
    <meta:printed-by>Katia Hache</meta:printed-by>
    <meta:print-date>2008-12-06T20:07:18</meta:print-date>
    <meta:editing-cycles>175</meta:editing-cycles>
    <meta:editing-duration>P1DT15H14M58S</meta:editing-duration>
    <meta:document-statistic meta:table-count="2" meta:image-count="0" meta:object-count="0" meta:page-count="2" meta:paragraph-count="186" meta:word-count="792" meta:character-count="3821" meta:non-whitespace-character-count="2724"/>
    <meta:user-defined meta:name="Info 1"/>
    <meta:user-defined meta:name="Info 2"/>
    <meta:user-defined meta:name="Info 3"/>
    <meta:user-defined meta:name="Info 4"/>
  </office:meta>
</office:document-meta>
</file>